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text-align="center"/>
      <style:text-properties style:font-name-asian="Times New Roman" style:font-name-complex="Calibri" fo:font-weight="bold" style:font-weight-asian="bold" style:font-weight-complex="bold" fo:color="#2E3D49" style:letter-kerning="true" fo:font-size="18pt" style:font-size-asian="18pt" style:font-size-complex="18pt" fo:language="en" fo:country="US"/>
    </style:style>
    <style:style style:name="P3" style:parent-style-name="Normal" style:family="paragraph">
      <style:paragraph-properties fo:text-align="justify"/>
      <style:text-properties style:font-name-asian="Times New Roman" style:font-name-complex="Calibri" fo:color="#2E3D49" style:letter-kerning="true" fo:font-size="12pt" style:font-size-asian="12pt" style:font-size-complex="12pt" fo:language="en" fo:country="US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style:font-name-asian="Times New Roman" style:font-name-complex="Calibri" fo:color="#2E3D49" style:letter-kerning="true" fo:font-size="12pt" style:font-size-asian="12pt" style:font-size-complex="12pt" fo:language="en" fo:country="US"/>
    </style:style>
    <style:style style:name="P7" style:parent-style-name="ListParagraph" style:family="paragraph">
      <style:paragraph-properties fo:text-align="justify" fo:margin-left="0.25in">
        <style:tab-stops/>
      </style:paragraph-properties>
    </style:style>
    <style:style style:name="P8" style:parent-style-name="ListParagraph" style:family="paragraph">
      <style:paragraph-properties fo:text-align="justify"/>
    </style:style>
    <style:style style:name="P9" style:parent-style-name="ListParagraph" style:family="paragraph">
      <style:paragraph-properties fo:text-align="justify"/>
    </style:style>
    <style:style style:name="P10" style:parent-style-name="ListParagraph" style:family="paragraph">
      <style:paragraph-properties fo:text-align="justify"/>
    </style:style>
    <style:style style:name="P11" style:parent-style-name="ListParagraph" style:family="paragraph">
      <style:paragraph-properties fo:text-align="justify"/>
    </style:style>
    <style:style style:name="P12" style:parent-style-name="ListParagraph" style:family="paragraph">
      <style:paragraph-properties fo:text-align="justify"/>
    </style:style>
    <style:style style:name="P13" style:parent-style-name="ListParagraph" style:family="paragraph">
      <style:paragraph-properties fo:text-align="justify"/>
    </style:style>
    <style:style style:name="P14" style:parent-style-name="ListParagraph" style:family="paragraph">
      <style:paragraph-properties fo:text-align="justify"/>
      <style:text-properties style:font-name-asian="Times New Roman" style:font-name-complex="Calibri" fo:color="#2E3D49" style:letter-kerning="true" fo:font-size="12pt" style:font-size-asian="12pt" style:font-size-complex="12pt" fo:language="en" fo:country="US"/>
    </style:style>
    <style:style style:name="P15" style:parent-style-name="ListParagraph" style:family="paragraph">
      <style:paragraph-properties fo:text-align="justify" fo:margin-left="0.3125in" fo:text-indent="-0.3125in">
        <style:tab-stops/>
      </style:paragraph-properties>
    </style:style>
    <style:style style:name="P16" style:parent-style-name="ListParagraph" style:family="paragraph">
      <style:paragraph-properties fo:text-align="justify"/>
    </style:style>
    <style:style style:name="T17" style:parent-style-name="DefaultParagraphFont" style:family="text">
      <style:text-properties style:text-position="-127.2% 100%"/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TableColumn24" style:family="table-column">
      <style:table-column-properties style:column-width="1.4881in" style:use-optimal-column-width="false"/>
    </style:style>
    <style:style style:name="TableColumn25" style:family="table-column">
      <style:table-column-properties style:column-width="2.3048in" style:use-optimal-column-width="false"/>
    </style:style>
    <style:style style:name="TableColumn26" style:family="table-column">
      <style:table-column-properties style:column-width="1.7902in" style:use-optimal-column-width="false"/>
    </style:style>
    <style:style style:name="Table23" style:family="table">
      <style:table-properties style:width="5.5833in" fo:margin-left="-0.0208in" table:align="left"/>
    </style:style>
    <style:style style:name="TableRow27" style:family="table-row">
      <style:table-row-properties style:min-row-height="0.2013in"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ableRow34" style:family="table-row">
      <style:table-row-properties style:min-row-height="0.2013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41" style:family="table-row">
      <style:table-row-properties style:min-row-height="0.2013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48" style:family="table-row">
      <style:table-row-properties style:min-row-height="0.201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55" style:family="table-row">
      <style:table-row-properties style:min-row-height="0.2013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62" style:family="table-row">
      <style:table-row-properties style:min-row-height="0.2013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69" style:family="table-row">
      <style:table-row-properties style:min-row-height="0.2013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76" style:family="table-row">
      <style:table-row-properties style:min-row-height="0.2013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83" style:family="table-row">
      <style:table-row-properties style:min-row-height="0.201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font-weight="bold" style:font-weight-asian="bold" style:font-weight-complex="bold" fo:color="#000000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90" style:family="table-row">
      <style:table-row-properties style:min-row-height="0.2013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97" style:family="table-row">
      <style:table-row-properties style:min-row-height="0.2013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104" style:family="table-row">
      <style:table-row-properties style:min-row-height="0.2013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111" style:family="table-row">
      <style:table-row-properties style:min-row-height="0.2013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118" style:family="table-row">
      <style:table-row-properties style:min-row-height="0.2013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125" style:family="table-row">
      <style:table-row-properties style:min-row-height="0.2013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Row132" style:family="table-row">
      <style:table-row-properties style:min-row-height="0.2013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text-autospace="none" fo:margin-bottom="0in" fo:line-height="100%"/>
      <style:text-properties style:font-name="Calibri" style:font-name-complex="Calibri" fo:color="#000000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text-autospace="none" fo:text-align="center" fo:margin-bottom="0in" fo:line-height="100%"/>
      <style:text-properties style:font-name="Calibri" style:font-name-complex="Calibri" fo:color="#000000" fo:language="en" fo:country="US"/>
    </style:style>
    <style:style style:name="P139" style:parent-style-name="Normal" style:family="paragraph">
      <style:paragraph-properties fo:margin-bottom="0in"/>
    </style:style>
    <style:style style:name="TableColumn141" style:family="table-column">
      <style:table-column-properties style:column-width="0.768in"/>
    </style:style>
    <style:style style:name="TableColumn142" style:family="table-column">
      <style:table-column-properties style:column-width="1.1416in"/>
    </style:style>
    <style:style style:name="TableColumn143" style:family="table-column">
      <style:table-column-properties style:column-width="2.2513in"/>
    </style:style>
    <style:style style:name="Table140" style:family="table">
      <style:table-properties style:width="4.1611in" fo:margin-left="0.9638in" table:align="left"/>
    </style:style>
    <style:style style:name="TableRow144" style:family="table-row">
      <style:table-row-properties style:min-row-height="0.1854in"/>
    </style:style>
    <style:style style:name="TableCell1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14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language="en" fo:country="US"/>
    </style:style>
    <style:style style:name="TableCell1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Row151" style:family="table-row">
      <style:table-row-properties style:min-row-height="0.1854in"/>
    </style:style>
    <style:style style:name="TableCell152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58" style:family="table-row">
      <style:table-row-properties style:min-row-height="0.1854in"/>
    </style:style>
    <style:style style:name="TableCell159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65" style:family="table-row">
      <style:table-row-properties style:min-row-height="0.1854in"/>
    </style:style>
    <style:style style:name="TableCell166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6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72" style:family="table-row">
      <style:table-row-properties style:min-row-height="0.1854in"/>
    </style:style>
    <style:style style:name="TableCell173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79" style:family="table-row">
      <style:table-row-properties style:min-row-height="0.1854in"/>
    </style:style>
    <style:style style:name="TableCell180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8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8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8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86" style:family="table-row">
      <style:table-row-properties style:min-row-height="0.1854in"/>
    </style:style>
    <style:style style:name="TableCell187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193" style:family="table-row">
      <style:table-row-properties style:min-row-height="0.1854in"/>
    </style:style>
    <style:style style:name="TableCell194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1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1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200" style:family="table-row">
      <style:table-row-properties style:min-row-height="0.1854in"/>
    </style:style>
    <style:style style:name="TableCell201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0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language="en" fo:country="US"/>
    </style:style>
    <style:style style:name="TableCell2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207" style:family="table-row">
      <style:table-row-properties style:min-row-height="0.1854in"/>
    </style:style>
    <style:style style:name="TableCell208" style:family="table-cell">
      <style:table-cell-properties fo:border="0.0069in solid #000000" fo:background-color="#FFFFFF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DefaultParagraphFont" style:family="text">
      <style:text-properties style:font-name="Calibri" style:font-name-asian="Times New Roman" style:font-name-complex="Calibri" fo:language="en" fo:country="US"/>
    </style:style>
    <style:style style:name="TableCell2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P215" style:parent-style-name="Normal" style:family="paragraph">
      <style:paragraph-properties fo:margin-bottom="0in"/>
    </style:style>
    <style:style style:name="TableColumn217" style:family="table-column">
      <style:table-column-properties style:column-width="2.875in"/>
    </style:style>
    <style:style style:name="TableColumn218" style:family="table-column">
      <style:table-column-properties style:column-width="0.8472in"/>
    </style:style>
    <style:style style:name="TableColumn219" style:family="table-column">
      <style:table-column-properties style:column-width="0.8611in"/>
    </style:style>
    <style:style style:name="Table216" style:family="table">
      <style:table-properties style:width="4.5833in" fo:margin-left="0in" table:align="center"/>
    </style:style>
    <style:style style:name="TableRow220" style:family="table-row">
      <style:table-row-properties style:min-row-height="0.2083in"/>
    </style:style>
    <style:style style:name="TableCell2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2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2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Row227" style:family="table-row">
      <style:table-row-properties style:min-row-height="0.2083in"/>
    </style:style>
    <style:style style:name="TableCell2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234" style:family="table-row">
      <style:table-row-properties style:min-row-height="0.2083in"/>
    </style:style>
    <style:style style:name="TableCell2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Cell2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fo:language="en" fo:country="US"/>
    </style:style>
    <style:style style:name="P241" style:parent-style-name="Normal" style:family="paragraph">
      <style:paragraph-properties fo:margin-bottom="0in"/>
    </style:style>
    <style:style style:name="T242" style:parent-style-name="DefaultParagraphFont" style:family="text">
      <style:text-properties fo:language="cs" fo:country="CZ"/>
    </style:style>
    <style:style style:name="T243" style:parent-style-name="DefaultParagraphFont" style:family="text">
      <style:text-properties fo:language="cs" fo:country="CZ"/>
    </style:style>
    <style:style style:name="P244" style:parent-style-name="Normal" style:family="paragraph">
      <style:text-properties fo:language="en" fo:country="US"/>
    </style:style>
    <style:style style:name="P245" style:parent-style-name="ListParagraph" style:family="paragraph">
      <style:paragraph-properties fo:margin-left="0in">
        <style:tab-stops>
          <style:tab-stop style:type="left" style:position="0in"/>
        </style:tab-stops>
      </style:paragraph-properties>
    </style:style>
    <style:style style:name="P246" style:parent-style-name="ListParagraph" style:family="paragraph">
      <style:text-properties fo:language="en" fo:country="US"/>
    </style:style>
    <style:style style:name="P247" style:parent-style-name="Normal" style:family="paragraph">
      <style:paragraph-properties fo:margin-left="0.4916in" fo:text-indent="-0.4916in">
        <style:tab-stops/>
      </style:paragraph-properties>
    </style:style>
    <style:style style:name="P248" style:parent-style-name="ListParagraph" style:family="paragraph"/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language="cs" fo:country="CZ"/>
    </style:style>
    <style:style style:name="P253" style:parent-style-name="ListParagraph" style:family="paragraph">
      <style:text-properties fo:language="en" fo:country="US"/>
    </style:style>
    <style:style style:name="P254" style:parent-style-name="ListParagraph" style:family="paragraph">
      <style:paragraph-properties fo:text-align="justify"/>
    </style:style>
    <style:style style:name="T255" style:parent-style-name="DefaultParagraphFont" style:family="text">
      <style:text-properties fo:language="cs" fo:country="CZ"/>
    </style:style>
    <style:style style:name="T256" style:parent-style-name="DefaultParagraphFont" style:family="text">
      <style:text-properties fo:language="cs" fo:country="CZ"/>
    </style:style>
    <style:style style:name="T257" style:parent-style-name="DefaultParagraphFont" style:family="text">
      <style:text-properties fo:language="cs" fo:country="CZ"/>
    </style:style>
    <style:style style:name="T258" style:parent-style-name="DefaultParagraphFont" style:family="text">
      <style:text-properties fo:language="cs" fo:country="CZ"/>
    </style:style>
    <style:style style:name="T259" style:parent-style-name="DefaultParagraphFont" style:family="text">
      <style:text-properties fo:language="cs" fo:country="CZ"/>
    </style:style>
    <style:style style:name="T260" style:parent-style-name="DefaultParagraphFont" style:family="text">
      <style:text-properties fo:language="cs" fo:country="CZ"/>
    </style:style>
    <style:style style:name="T261" style:parent-style-name="DefaultParagraphFont" style:family="text">
      <style:text-properties fo:language="cs" fo:country="CZ"/>
    </style:style>
    <style:style style:name="T262" style:parent-style-name="DefaultParagraphFont" style:family="text">
      <style:text-properties fo:language="cs" fo:country="CZ"/>
    </style:style>
    <style:style style:name="T263" style:parent-style-name="DefaultParagraphFont" style:family="text">
      <style:text-properties fo:language="cs" fo:country="CZ"/>
    </style:style>
    <style:style style:name="T264" style:parent-style-name="DefaultParagraphFont" style:family="text">
      <style:text-properties fo:language="cs" fo:country="CZ"/>
    </style:style>
    <style:style style:name="T265" style:parent-style-name="DefaultParagraphFont" style:family="text">
      <style:text-properties fo:language="cs" fo:country="CZ"/>
    </style:style>
    <style:style style:name="T266" style:parent-style-name="DefaultParagraphFont" style:family="text">
      <style:text-properties fo:language="cs" fo:country="CZ"/>
    </style:style>
    <style:style style:name="T267" style:parent-style-name="DefaultParagraphFont" style:family="text">
      <style:text-properties fo:language="cs" fo:country="CZ"/>
    </style:style>
    <style:style style:name="T268" style:parent-style-name="DefaultParagraphFont" style:family="text">
      <style:text-properties fo:language="cs" fo:country="CZ"/>
    </style:style>
    <style:style style:name="T269" style:parent-style-name="DefaultParagraphFont" style:family="text">
      <style:text-properties fo:language="cs" fo:country="CZ"/>
    </style:style>
    <style:style style:name="T270" style:parent-style-name="DefaultParagraphFont" style:family="text">
      <style:text-properties fo:language="cs" fo:country="CZ"/>
    </style:style>
    <style:style style:name="T271" style:parent-style-name="DefaultParagraphFont" style:family="text">
      <style:text-properties fo:language="cs" fo:country="CZ"/>
    </style:style>
    <style:style style:name="T272" style:parent-style-name="DefaultParagraphFont" style:family="text">
      <style:text-properties fo:language="cs" fo:country="CZ"/>
    </style:style>
    <style:style style:name="T273" style:parent-style-name="DefaultParagraphFont" style:family="text">
      <style:text-properties fo:language="cs" fo:country="CZ"/>
    </style:style>
    <style:style style:name="T274" style:parent-style-name="DefaultParagraphFont" style:family="text">
      <style:text-properties fo:language="cs" fo:country="CZ"/>
    </style:style>
    <style:style style:name="T275" style:parent-style-name="DefaultParagraphFont" style:family="text">
      <style:text-properties fo:language="cs" fo:country="CZ"/>
    </style:style>
    <style:style style:name="T276" style:parent-style-name="DefaultParagraphFont" style:family="text">
      <style:text-properties fo:language="cs" fo:country="CZ"/>
    </style:style>
    <style:style style:name="T277" style:parent-style-name="DefaultParagraphFont" style:family="text">
      <style:text-properties fo:language="cs" fo:country="CZ"/>
    </style:style>
    <style:style style:name="T278" style:parent-style-name="DefaultParagraphFont" style:family="text">
      <style:text-properties fo:language="cs" fo:country="CZ"/>
    </style:style>
    <style:style style:name="T279" style:parent-style-name="DefaultParagraphFont" style:family="text">
      <style:text-properties fo:language="cs" fo:country="CZ"/>
    </style:style>
    <style:style style:name="T280" style:parent-style-name="DefaultParagraphFont" style:family="text">
      <style:text-properties fo:language="cs" fo:country="CZ"/>
    </style:style>
    <style:style style:name="T281" style:parent-style-name="DefaultParagraphFont" style:family="text">
      <style:text-properties fo:language="cs" fo:country="CZ"/>
    </style:style>
    <style:style style:name="T282" style:parent-style-name="DefaultParagraphFont" style:family="text">
      <style:text-properties fo:language="cs" fo:country="CZ"/>
    </style:style>
    <style:style style:name="T283" style:parent-style-name="DefaultParagraphFont" style:family="text">
      <style:text-properties fo:language="cs" fo:country="CZ"/>
    </style:style>
    <style:style style:name="P284" style:parent-style-name="ListParagraph" style:family="paragraph">
      <style:paragraph-properties fo:text-align="justify"/>
      <style:text-properties fo:language="en" fo:country="US"/>
    </style:style>
    <style:style style:name="P285" style:parent-style-name="ListParagraph" style:family="paragraph">
      <style:paragraph-properties fo:text-align="justify"/>
    </style:style>
    <style:style style:name="T286" style:parent-style-name="DefaultParagraphFont" style:family="text">
      <style:text-properties fo:language="cs" fo:country="CZ"/>
    </style:style>
    <style:style style:name="T287" style:parent-style-name="DefaultParagraphFont" style:family="text">
      <style:text-properties fo:language="cs" fo:country="CZ"/>
    </style:style>
    <style:style style:name="T288" style:parent-style-name="DefaultParagraphFont" style:family="text">
      <style:text-properties fo:language="cs" fo:country="CZ"/>
    </style:style>
    <style:style style:name="T289" style:parent-style-name="DefaultParagraphFont" style:family="text">
      <style:text-properties fo:language="cs" fo:country="CZ"/>
    </style:style>
    <style:style style:name="T290" style:parent-style-name="DefaultParagraphFont" style:family="text">
      <style:text-properties fo:language="cs" fo:country="CZ"/>
    </style:style>
    <style:style style:name="T291" style:parent-style-name="DefaultParagraphFont" style:family="text">
      <style:text-properties fo:language="cs" fo:country="CZ"/>
    </style:style>
    <style:style style:name="T292" style:parent-style-name="DefaultParagraphFont" style:family="text">
      <style:text-properties fo:language="cs" fo:country="CZ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language="cs" fo:country="CZ"/>
    </style:style>
    <style:style style:name="T295" style:parent-style-name="DefaultParagraphFont" style:family="text">
      <style:text-properties fo:language="cs" fo:country="CZ"/>
    </style:style>
    <style:style style:name="T296" style:parent-style-name="DefaultParagraphFont" style:family="text">
      <style:text-properties fo:language="cs" fo:country="CZ"/>
    </style:style>
    <style:style style:name="T297" style:parent-style-name="DefaultParagraphFont" style:family="text">
      <style:text-properties fo:language="cs" fo:country="CZ"/>
    </style:style>
    <style:style style:name="T298" style:parent-style-name="DefaultParagraphFont" style:family="text">
      <style:text-properties fo:language="cs" fo:country="CZ"/>
    </style:style>
    <style:style style:name="T299" style:parent-style-name="DefaultParagraphFont" style:family="text">
      <style:text-properties fo:language="cs" fo:country="CZ"/>
    </style:style>
    <style:style style:name="T300" style:parent-style-name="DefaultParagraphFont" style:family="text">
      <style:text-properties fo:language="cs" fo:country="CZ"/>
    </style:style>
    <style:style style:name="T301" style:parent-style-name="DefaultParagraphFont" style:family="text">
      <style:text-properties fo:language="cs" fo:country="CZ"/>
    </style:style>
    <style:style style:name="T302" style:parent-style-name="DefaultParagraphFont" style:family="text">
      <style:text-properties fo:language="cs" fo:country="CZ"/>
    </style:style>
    <style:style style:name="T303" style:parent-style-name="DefaultParagraphFont" style:family="text">
      <style:text-properties fo:language="cs" fo:country="CZ"/>
    </style:style>
    <style:style style:name="T304" style:parent-style-name="DefaultParagraphFont" style:family="text">
      <style:text-properties fo:language="cs" fo:country="CZ"/>
    </style:style>
    <style:style style:name="T305" style:parent-style-name="DefaultParagraphFont" style:family="text">
      <style:text-properties fo:language="cs" fo:country="CZ"/>
    </style:style>
    <style:style style:name="T306" style:parent-style-name="DefaultParagraphFont" style:family="text">
      <style:text-properties fo:language="cs" fo:country="CZ"/>
    </style:style>
    <style:style style:name="T307" style:parent-style-name="DefaultParagraphFont" style:family="text">
      <style:text-properties fo:language="cs" fo:country="CZ"/>
    </style:style>
    <style:style style:name="T308" style:parent-style-name="DefaultParagraphFont" style:family="text">
      <style:text-properties fo:language="cs" fo:country="CZ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language="cs" fo:country="CZ"/>
    </style:style>
    <style:style style:name="T311" style:parent-style-name="DefaultParagraphFont" style:family="text">
      <style:text-properties fo:language="cs" fo:country="CZ"/>
    </style:style>
    <style:style style:name="T312" style:parent-style-name="DefaultParagraphFont" style:family="text">
      <style:text-properties fo:language="cs" fo:country="CZ"/>
    </style:style>
    <style:style style:name="T313" style:parent-style-name="DefaultParagraphFont" style:family="text">
      <style:text-properties fo:language="cs" fo:country="CZ"/>
    </style:style>
    <style:style style:name="T314" style:parent-style-name="DefaultParagraphFont" style:family="text">
      <style:text-properties fo:language="cs" fo:country="CZ"/>
    </style:style>
    <style:style style:name="T315" style:parent-style-name="DefaultParagraphFont" style:family="text">
      <style:text-properties fo:language="cs" fo:country="CZ"/>
    </style:style>
    <style:style style:name="T316" style:parent-style-name="DefaultParagraphFont" style:family="text">
      <style:text-properties fo:language="cs" fo:country="CZ"/>
    </style:style>
    <style:style style:name="T317" style:parent-style-name="DefaultParagraphFont" style:family="text">
      <style:text-properties fo:language="cs" fo:country="CZ"/>
    </style:style>
    <style:style style:name="T318" style:parent-style-name="DefaultParagraphFont" style:family="text">
      <style:text-properties fo:language="cs" fo:country="CZ"/>
    </style:style>
    <style:style style:name="T319" style:parent-style-name="DefaultParagraphFont" style:family="text">
      <style:text-properties fo:language="cs" fo:country="CZ"/>
    </style:style>
    <style:style style:name="T320" style:parent-style-name="DefaultParagraphFont" style:family="text">
      <style:text-properties fo:language="cs" fo:country="CZ"/>
    </style:style>
    <style:style style:name="T321" style:parent-style-name="DefaultParagraphFont" style:family="text">
      <style:text-properties fo:language="cs" fo:country="CZ"/>
    </style:style>
    <style:style style:name="P322" style:parent-style-name="ListParagraph" style:family="paragraph">
      <style:paragraph-properties fo:text-align="justify"/>
    </style:style>
    <style:style style:name="T323" style:parent-style-name="DefaultParagraphFont" style:family="text">
      <style:text-properties fo:language="en" fo:country="US"/>
    </style:style>
    <style:style style:name="T324" style:parent-style-name="DefaultParagraphFont" style:family="text">
      <style:text-properties fo:language="cs" fo:country="CZ"/>
    </style:style>
    <style:style style:name="P325" style:parent-style-name="ListParagraph" style:family="paragraph">
      <style:text-properties fo:language="en" fo:country="US"/>
    </style:style>
    <style:style style:name="P326" style:parent-style-name="ListParagraph" style:family="paragraph"/>
    <style:style style:name="T327" style:parent-style-name="DefaultParagraphFont" style:family="text">
      <style:text-properties fo:language="cs" fo:country="CZ"/>
    </style:style>
    <style:style style:name="T328" style:parent-style-name="DefaultParagraphFont" style:family="text">
      <style:text-properties fo:language="cs" fo:country="CZ"/>
    </style:style>
    <style:style style:name="T329" style:parent-style-name="DefaultParagraphFont" style:family="text">
      <style:text-properties fo:language="cs" fo:country="CZ"/>
    </style:style>
    <style:style style:name="T330" style:parent-style-name="DefaultParagraphFont" style:family="text">
      <style:text-properties fo:language="cs" fo:country="CZ"/>
    </style:style>
    <style:style style:name="T331" style:parent-style-name="DefaultParagraphFont" style:family="text">
      <style:text-properties fo:language="cs" fo:country="CZ"/>
    </style:style>
    <style:style style:name="P332" style:parent-style-name="ListParagraph" style:family="paragraph"/>
    <style:style style:name="T333" style:parent-style-name="DefaultParagraphFont" style:family="text">
      <style:text-properties fo:language="cs" fo:country="CZ"/>
    </style:style>
    <style:style style:name="T334" style:parent-style-name="DefaultParagraphFont" style:family="text">
      <style:text-properties fo:language="cs" fo:country="CZ"/>
    </style:style>
    <style:style style:name="T335" style:parent-style-name="DefaultParagraphFont" style:family="text">
      <style:text-properties fo:language="cs" fo:country="CZ"/>
    </style:style>
    <style:style style:name="T336" style:parent-style-name="DefaultParagraphFont" style:family="text">
      <style:text-properties fo:language="cs" fo:country="CZ"/>
    </style:style>
    <style:style style:name="T337" style:parent-style-name="DefaultParagraphFont" style:family="text">
      <style:text-properties fo:language="cs" fo:country="CZ"/>
    </style:style>
    <style:style style:name="T338" style:parent-style-name="DefaultParagraphFont" style:family="text">
      <style:text-properties fo:language="cs" fo:country="CZ"/>
    </style:style>
    <style:style style:name="T339" style:parent-style-name="DefaultParagraphFont" style:family="text">
      <style:text-properties fo:language="cs" fo:country="CZ"/>
    </style:style>
    <style:style style:name="T340" style:parent-style-name="DefaultParagraphFont" style:family="text">
      <style:text-properties fo:language="cs" fo:country="CZ"/>
    </style:style>
    <style:style style:name="T341" style:parent-style-name="DefaultParagraphFont" style:family="text">
      <style:text-properties fo:language="cs" fo:country="CZ"/>
    </style:style>
    <style:style style:name="T342" style:parent-style-name="DefaultParagraphFont" style:family="text">
      <style:text-properties fo:language="cs" fo:country="CZ"/>
    </style:style>
    <style:style style:name="T343" style:parent-style-name="DefaultParagraphFont" style:family="text">
      <style:text-properties fo:language="cs" fo:country="CZ"/>
    </style:style>
    <style:style style:name="T344" style:parent-style-name="DefaultParagraphFont" style:family="text">
      <style:text-properties fo:language="cs" fo:country="CZ"/>
    </style:style>
    <style:style style:name="T345" style:parent-style-name="DefaultParagraphFont" style:family="text">
      <style:text-properties fo:language="cs" fo:country="CZ"/>
    </style:style>
    <style:style style:name="T346" style:parent-style-name="DefaultParagraphFont" style:family="text">
      <style:text-properties fo:language="cs" fo:country="CZ"/>
    </style:style>
    <style:style style:name="T347" style:parent-style-name="DefaultParagraphFont" style:family="text">
      <style:text-properties fo:language="cs" fo:country="CZ"/>
    </style:style>
    <style:style style:family="graphic" style:name="a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p text:style-name="P1">Name:<text:s/>Michaela<text:s/></text:p>
      <text:p text:style-name="P2">Exploring Weather Trends</text:p>
      <text:p text:style-name="P3"/>
      <text:p text:style-name="P4">In this project I compare the temperature trend in Oslo with the global temperature trend<text:s/>throughout the years 1750-2013.</text:p>
      <text:p text:style-name="P5">Tool used: SQL, MS EXCEL</text:p>
      <text:p text:style-name="P6"/>
      <text:list text:style-name="LFO1" text:continue-numbering="true">
        <text:list-item>
          <text:p text:style-name="P7">I extracted<text:s/>the data from the database using these SQL queries:</text:p>
        </text:list-item>
      </text:list>
      <text:p text:style-name="P8">FROM city_data<text:s/></text:p>
      <text:p text:style-name="P9"><text:s text:c="3"/>INNER JOIN global_data</text:p>
      <text:p text:style-name="P10"><text:tab/>ON city_data.year = global_data.year</text:p>
      <text:p text:style-name="P11">WHERE city_data.country='Norway'</text:p>
      <text:p text:style-name="P12">AND city_data.avg_temp IS NOT NULL</text:p>
      <text:p text:style-name="P13">AND global_data.avg_temp IS NOT NULL</text:p>
      <text:p text:style-name="P14"/>
      <text:list text:style-name="LFO1" text:continue-numbering="true">
        <text:list-item>
          <text:p text:style-name="P15">The<text:s/>10 year moving average over all<text:s/>years<text:s/>is calculated as:</text:p>
        </text:list-item>
      </text:list>
      <text:p text:style-name="P16"><text:span text:style-name="T17"><draw:frame draw:z-index="0" draw:id="id0" draw:style-name="a0" draw:name="Object 9" text:anchor-type="as-char" svg:x="0in" svg:y="0in" svg:width="1.23958in" svg:height="0.66667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Normal"><text:tab/>where n =<text:s/>10.</text:p>
      <text:p text:style-name="Normal">I chose the<text:s/>10 year moving average to<text:s/>watch the trend in temperatures over the years<text:s/>1750-2013. The moving average<text:s/>smooths<text:s/>the local fluctuation<text:s/>in initial<text:s/>dataset.<text:s/></text:p>
      <text:p text:style-name="Normal">However I<text:s/>have not<text:s/>used<text:s/>more years for calculation of the<text:s/>moving<text:s/>average, because<text:s/>I did<text:s/>not<text:s/>want to smooth<text:s/>the<text:s/>local<text:s/>temperature trend. However, I did smooth<text:s/>some<text:s/>local extreme values, as it is showed in Table 1.<text:s/>And Table 2.</text:p>
      <text:p text:style-name="Normal">Variation and standard deviation for the moving average<text:s/>have much lower values, f.e. Oslo variance has dropped from 0.81 to 0.18.<text:s/></text:p>
      <text:p text:style-name="Normal">As a matter of fact, with computed 10 years moving average Oslo temperatures<text:s/>smoothed<text:s/>all values greater then 4, and<text:s/>the stand-alone<text:s/><text:s/>year maxima were simply lost as it is showed in Table 2.<text:s/>The same applies for global temperatures –<text:s/>stand-alone<text:s/><text:s/>maxima are smoothed.</text:p>
      <text:p text:style-name="Normal"><text:s text:c="4"/></text:p>
      <text:p text:style-name="P18"/>
      <text:p text:style-name="P19"/>
      <text:p text:style-name="P20"/>
      <text:p text:style-name="P21"/>
      <text:p text:style-name="Normal"/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soft-page-break/>
            <text:p text:style-name="P29">Oslo [°C]</text:p>
          </table:table-cell>
          <table:table-cell table:style-name="TableCell30">
            <text:p text:style-name="P31">Year average (initial data)</text:p>
          </table:table-cell>
          <table:table-cell table:style-name="TableCell32">
            <text:p text:style-name="P33">10 year moving average<text:s/></text:p>
          </table:table-cell>
        </table:table-row>
        <table:table-row table:style-name="TableRow34">
          <table:table-cell table:style-name="TableCell35">
            <text:p text:style-name="P36">Average</text:p>
          </table:table-cell>
          <table:table-cell table:style-name="TableCell37">
            <text:p text:style-name="P38">2.37</text:p>
          </table:table-cell>
          <table:table-cell table:style-name="TableCell39">
            <text:p text:style-name="P40">2.37</text:p>
          </table:table-cell>
        </table:table-row>
        <table:table-row table:style-name="TableRow41">
          <table:table-cell table:style-name="TableCell42">
            <text:p text:style-name="P43">Median</text:p>
          </table:table-cell>
          <table:table-cell table:style-name="TableCell44">
            <text:p text:style-name="P45">2.40</text:p>
          </table:table-cell>
          <table:table-cell table:style-name="TableCell46">
            <text:p text:style-name="P47">2.26</text:p>
          </table:table-cell>
        </table:table-row>
        <table:table-row table:style-name="TableRow48">
          <table:table-cell table:style-name="TableCell49">
            <text:p text:style-name="P50">Mode</text:p>
          </table:table-cell>
          <table:table-cell table:style-name="TableCell51">
            <text:p text:style-name="P52">3.06</text:p>
          </table:table-cell>
          <table:table-cell table:style-name="TableCell53">
            <text:p text:style-name="P54">2.14</text:p>
          </table:table-cell>
        </table:table-row>
        <table:table-row table:style-name="TableRow55">
          <table:table-cell table:style-name="TableCell56">
            <text:p text:style-name="P57">Min</text:p>
          </table:table-cell>
          <table:table-cell table:style-name="TableCell58">
            <text:p text:style-name="P59">-2.24</text:p>
          </table:table-cell>
          <table:table-cell table:style-name="TableCell60">
            <text:p text:style-name="P61">1.68</text:p>
          </table:table-cell>
        </table:table-row>
        <table:table-row table:style-name="TableRow62">
          <table:table-cell table:style-name="TableCell63">
            <text:p text:style-name="P64">Max</text:p>
          </table:table-cell>
          <table:table-cell table:style-name="TableCell65">
            <text:p text:style-name="P66">4.55</text:p>
          </table:table-cell>
          <table:table-cell table:style-name="TableCell67">
            <text:p text:style-name="P68">3.89</text:p>
          </table:table-cell>
        </table:table-row>
        <table:table-row table:style-name="TableRow69">
          <table:table-cell table:style-name="TableCell70">
            <text:p text:style-name="P71">Variance</text:p>
          </table:table-cell>
          <table:table-cell table:style-name="TableCell72">
            <text:p text:style-name="P73">0.81</text:p>
          </table:table-cell>
          <table:table-cell table:style-name="TableCell74">
            <text:p text:style-name="P75">0.19</text:p>
          </table:table-cell>
        </table:table-row>
        <table:table-row table:style-name="TableRow76">
          <table:table-cell table:style-name="TableCell77">
            <text:p text:style-name="P78">Standard deviation</text:p>
          </table:table-cell>
          <table:table-cell table:style-name="TableCell79">
            <text:p text:style-name="P80">0.90</text:p>
          </table:table-cell>
          <table:table-cell table:style-name="TableCell81">
            <text:p text:style-name="P82">0.44</text:p>
          </table:table-cell>
        </table:table-row>
        <table:table-row table:style-name="TableRow83">
          <table:table-cell table:style-name="TableCell84">
            <text:p text:style-name="P85">Global [°C]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Average</text:p>
          </table:table-cell>
          <table:table-cell table:style-name="TableCell93">
            <text:p text:style-name="P94">8.36</text:p>
          </table:table-cell>
          <table:table-cell table:style-name="TableCell95">
            <text:p text:style-name="P96">8.34</text:p>
          </table:table-cell>
        </table:table-row>
        <table:table-row table:style-name="TableRow97">
          <table:table-cell table:style-name="TableCell98">
            <text:p text:style-name="P99">Median</text:p>
          </table:table-cell>
          <table:table-cell table:style-name="TableCell100">
            <text:p text:style-name="P101">8.37</text:p>
          </table:table-cell>
          <table:table-cell table:style-name="TableCell102">
            <text:p text:style-name="P103">8.27</text:p>
          </table:table-cell>
        </table:table-row>
        <table:table-row table:style-name="TableRow104">
          <table:table-cell table:style-name="TableCell105">
            <text:p text:style-name="P106">Mode</text:p>
          </table:table-cell>
          <table:table-cell table:style-name="TableCell107">
            <text:p text:style-name="P108">7.98</text:p>
          </table:table-cell>
          <table:table-cell table:style-name="TableCell109">
            <text:p text:style-name="P110">8.24</text:p>
          </table:table-cell>
        </table:table-row>
        <table:table-row table:style-name="TableRow111">
          <table:table-cell table:style-name="TableCell112">
            <text:p text:style-name="P113">Min</text:p>
          </table:table-cell>
          <table:table-cell table:style-name="TableCell114">
            <text:p text:style-name="P115">5.78</text:p>
          </table:table-cell>
          <table:table-cell table:style-name="TableCell116">
            <text:p text:style-name="P117">7.20</text:p>
          </table:table-cell>
        </table:table-row>
        <table:table-row table:style-name="TableRow118">
          <table:table-cell table:style-name="TableCell119">
            <text:p text:style-name="P120">Max</text:p>
          </table:table-cell>
          <table:table-cell table:style-name="TableCell121">
            <text:p text:style-name="P122">9.73</text:p>
          </table:table-cell>
          <table:table-cell table:style-name="TableCell123">
            <text:p text:style-name="P124">9.56</text:p>
          </table:table-cell>
        </table:table-row>
        <table:table-row table:style-name="TableRow125">
          <table:table-cell table:style-name="TableCell126">
            <text:p text:style-name="P127">Variance</text:p>
          </table:table-cell>
          <table:table-cell table:style-name="TableCell128">
            <text:p text:style-name="P129">0.33</text:p>
          </table:table-cell>
          <table:table-cell table:style-name="TableCell130">
            <text:p text:style-name="P131">0.19</text:p>
          </table:table-cell>
        </table:table-row>
        <table:table-row table:style-name="TableRow132">
          <table:table-cell table:style-name="TableCell133">
            <text:p text:style-name="P134">Standard deviation</text:p>
          </table:table-cell>
          <table:table-cell table:style-name="TableCell135">
            <text:p text:style-name="P136">0.58</text:p>
          </table:table-cell>
          <table:table-cell table:style-name="TableCell137">
            <text:p text:style-name="P138">0.44</text:p>
          </table:table-cell>
        </table:table-row>
      </table:table>
      <text:p text:style-name="P139"/>
      <text:p text:style-name="Normal">Table 1:<text:s/>Statistics comparison of the original data set consisting of the year average temperature with the calculated<text:s/>10 year moving average in Oslo and globally<text:s/>as it was calculated in MS EXCEL<text:s/>build-in functions.</text:p>
      <text:p text:style-name="Normal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Year</text:p>
          </table:table-cell>
          <table:table-cell table:style-name="TableCell147">
            <text:p text:style-name="P148">Temperuture &gt;4 °C</text:p>
          </table:table-cell>
          <table:table-cell table:style-name="TableCell149">
            <text:p text:style-name="P150">Moving Average Oslo [°C]</text:p>
          </table:table-cell>
        </table:table-row>
        <table:table-row table:style-name="TableRow151">
          <table:table-cell table:style-name="TableCell152">
            <text:p text:style-name="P153">1934</text:p>
          </table:table-cell>
          <table:table-cell table:style-name="TableCell154">
            <text:p text:style-name="P155">4.23</text:p>
          </table:table-cell>
          <table:table-cell table:style-name="TableCell156">
            <text:p text:style-name="P157">2.72</text:p>
          </table:table-cell>
        </table:table-row>
        <table:table-row table:style-name="TableRow158">
          <table:table-cell table:style-name="TableCell159">
            <text:p text:style-name="P160">1975</text:p>
          </table:table-cell>
          <table:table-cell table:style-name="TableCell161">
            <text:p text:style-name="P162">4.01</text:p>
          </table:table-cell>
          <table:table-cell table:style-name="TableCell163">
            <text:p text:style-name="P164">2.70</text:p>
          </table:table-cell>
        </table:table-row>
        <table:table-row table:style-name="TableRow165">
          <table:table-cell table:style-name="TableCell166">
            <text:p text:style-name="P167">1989</text:p>
          </table:table-cell>
          <table:table-cell table:style-name="TableCell168">
            <text:p text:style-name="P169">4.39</text:p>
          </table:table-cell>
          <table:table-cell table:style-name="TableCell170">
            <text:p text:style-name="P171">2.54</text:p>
          </table:table-cell>
        </table:table-row>
        <table:table-row table:style-name="TableRow172">
          <table:table-cell table:style-name="TableCell173">
            <text:p text:style-name="P174">1990</text:p>
          </table:table-cell>
          <table:table-cell table:style-name="TableCell175">
            <text:p text:style-name="P176">4.55</text:p>
          </table:table-cell>
          <table:table-cell table:style-name="TableCell177">
            <text:p text:style-name="P178">2.82</text:p>
          </table:table-cell>
        </table:table-row>
        <table:table-row table:style-name="TableRow179">
          <table:table-cell table:style-name="TableCell180">
            <text:p text:style-name="P181">2000</text:p>
          </table:table-cell>
          <table:table-cell table:style-name="TableCell182">
            <text:p text:style-name="P183">4.52</text:p>
          </table:table-cell>
          <table:table-cell table:style-name="TableCell184">
            <text:p text:style-name="P185">3.28</text:p>
          </table:table-cell>
        </table:table-row>
        <table:table-row table:style-name="TableRow186">
          <table:table-cell table:style-name="TableCell187">
            <text:p text:style-name="P188">2005</text:p>
          </table:table-cell>
          <table:table-cell table:style-name="TableCell189">
            <text:p text:style-name="P190">4.26</text:p>
          </table:table-cell>
          <table:table-cell table:style-name="TableCell191">
            <text:p text:style-name="P192">3.51</text:p>
          </table:table-cell>
        </table:table-row>
        <table:table-row table:style-name="TableRow193">
          <table:table-cell table:style-name="TableCell194">
            <text:p text:style-name="P195">2006</text:p>
          </table:table-cell>
          <table:table-cell table:style-name="TableCell196">
            <text:p text:style-name="P197">4.43</text:p>
          </table:table-cell>
          <table:table-cell table:style-name="TableCell198">
            <text:p text:style-name="P199">3.77</text:p>
          </table:table-cell>
        </table:table-row>
        <table:table-row table:style-name="TableRow200">
          <table:table-cell table:style-name="TableCell201">
            <text:p text:style-name="P202">2008</text:p>
          </table:table-cell>
          <table:table-cell table:style-name="TableCell203">
            <text:p text:style-name="P204">4.16</text:p>
          </table:table-cell>
          <table:table-cell table:style-name="TableCell205">
            <text:p text:style-name="P206">3.89</text:p>
          </table:table-cell>
        </table:table-row>
        <table:table-row table:style-name="TableRow207">
          <table:table-cell table:style-name="TableCell208">
            <text:p text:style-name="P209">2011</text:p>
          </table:table-cell>
          <table:table-cell table:style-name="TableCell210">
            <text:p text:style-name="P211"><text:span text:style-name="T212">4.14</text:span></text:p>
          </table:table-cell>
          <table:table-cell table:style-name="TableCell213">
            <text:p text:style-name="P214">3.67</text:p>
          </table:table-cell>
        </table:table-row>
      </table:table>
      <text:p text:style-name="P215"/>
      <text:p text:style-name="Normal">Table 2 shows<text:s/>the<text:s/>local maxima<text:s/>in initial dataset compare to the<text:s/>the 10 years <text:s/>moving average<text:s/>dataset.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Increase in average temperature</text:p>
          </table:table-cell>
          <table:table-cell table:style-name="TableCell223">
            <text:p text:style-name="P224">Oslo [°C]</text:p>
          </table:table-cell>
          <table:table-cell table:style-name="TableCell225">
            <text:p text:style-name="P226">Global [°C]</text:p>
          </table:table-cell>
        </table:table-row>
        <table:table-row table:style-name="TableRow227">
          <table:table-cell table:style-name="TableCell228">
            <text:p text:style-name="P229">1845-1900</text:p>
          </table:table-cell>
          <table:table-cell table:style-name="TableCell230">
            <text:p text:style-name="P231">+0.26</text:p>
          </table:table-cell>
          <table:table-cell table:style-name="TableCell232">
            <text:p text:style-name="P233">+0.39</text:p>
          </table:table-cell>
        </table:table-row>
        <table:table-row table:style-name="TableRow234">
          <table:table-cell table:style-name="TableCell235">
            <text:p text:style-name="P236">1900-2013</text:p>
          </table:table-cell>
          <table:table-cell table:style-name="TableCell237">
            <text:p text:style-name="P238">+1.10</text:p>
          </table:table-cell>
          <table:table-cell table:style-name="TableCell239">
            <text:p text:style-name="P240">+0.95</text:p>
          </table:table-cell>
        </table:table-row>
      </table:table>
      <text:p text:style-name="P241"/>
      <text:p text:style-name="Normal">Table<text:s/>3: Increase in<text:s/>initial<text:s/>mean temperature, which was<text:s/>calculated for the period 1750-1845. Initial mean temperature is<text:s/>2.12<text:span text:style-name="T242">°C</text:span><text:span text:style-name="T243"><text:s/>for Oslo and 8.03°C globally.</text:span></text:p>
      <text:p text:style-name="Normal"/>
      <text:p text:style-name="P244"/>
      <text:p text:style-name="Normal"/>
      <text:soft-page-break/>
      <text:p text:style-name="P245">Correlation coefficient between the global moving average and the moving average in Oslo has been calculated by CORREL function <text:s/>in MS EXCEL. Ref.:<text:s/><text:a xlink:href="https://support.microsoft.com/en-us/office/correl-function-995dcef7-0c0a-4bed-a3fb-239d7b68ca92#:~:text=The%20CORREL%20function%20returns%20the,the%20use%20of%20air%20conditioners" office:target-frame-name="_top" xlink:show="replace"><text:span text:style-name="Hyperlink">https://support.microsoft.com/en-us/office/correl-function-995dcef7-0c0a-4bed-a3fb-239d7b68ca92#:~:text=The%20CORREL%20function%20returns%20the,the%20use%20of%20air%20conditioners</text:span></text:a></text:p>
      <text:p text:style-name="ListParagraph"/>
      <text:p text:style-name="P246"/>
      <text:p text:style-name="Normal"><text:tab/><text:tab/><text:tab/><text:tab/><text:s/></text:p>
      <text:p text:style-name="P247"><draw:g draw:name="Chart 1" draw:id="id3" draw:style-name="a7" text:anchor-type="as-char"><svg:title/><svg:desc/><draw:frame draw:style-name="a8" svg:x="0in" svg:y="0in" svg:width="6.3in" svg:height="3.97361in" style:rel-width="scale" style:rel-height="scale"><draw:object xlink:href="Object 2/" xlink:type="simple" xlink:show="embed" xlink:actuate="onLoad"/></draw:frame><draw:frame draw:id="id1" draw:style-name="a3" draw:name="TextBox 1" svg:x="2.50356in" svg:y="3.77024in" svg:width="0.79059in" svg:height="0.20337in"><draw:text-box><text:p text:style-name="a2" text:class-names="" text:cond-style-name=""><text:span text:style-name="a1" text:class-names=""/></text:p></draw:text-box><svg:title/><svg:desc/></draw:frame><draw:frame draw:id="id2" draw:style-name="a6" draw:name="TextBox 4" svg:x="5.18956in" svg:y="0.98963in" svg:width="0.72519in" svg:height="0.72522in"><draw:text-box><text:p text:style-name="a5" text:class-names="" text:cond-style-name=""><text:span text:style-name="a4" text:class-names="">1990</text:span></text:p></draw:text-box><svg:title/><svg:desc/></draw:frame></draw:g></text:p>
      <text:p text:style-name="Normal">Fig.1: Line chart compares the global moving temperature average (orange) with the moving temperature average in Oslo (blue) over the years 1750-2013. Moving average is calculated in 10 year period.<text:s/></text:p>
      <text:p text:style-name="Normal"/>
      <text:p text:style-name="Normal">Observations coming from the<text:s/>Fig.1:</text:p>
      <text:p text:style-name="Normal"/>
      <text:list text:style-name="LFO2" text:continue-numbering="true">
        <text:list-item>
          <text:p text:style-name="P248">Oslo is colder about 6 degrees than global average.<text:s/>Throughout the years 1750-2013 the<text:s/><text:span text:style-name="T249">a</text:span><text:span text:style-name="T250">verage temperature for Oslo is 2.</text:span><text:span text:style-name="T251">4</text:span><text:span text:style-name="T252">°C and global average temperature is 8.4°C.</text:span></text:p>
        </text:list-item>
      </text:list>
      <text:p text:style-name="P253"/>
      <text:list text:style-name="LFO2" text:continue-numbering="true">
        <text:list-item>
          <text:p text:style-name="P254"><text:span text:style-name="T255">Global temperatures before 18</text:span><text:span text:style-name="T256">95</text:span><text:span text:style-name="T257"><text:s/>oscillate around 8°C with the<text:s/></text:span><text:span text:style-name="T258">local and global<text:s/></text:span><text:span text:style-name="T259">minimum 7.2°C in 1819. After 18</text:span><text:span text:style-name="T260">95</text:span><text:span text:style-name="T261"><text:s/>we can see linear increasing of<text:s/></text:span><text:span text:style-name="T262">mean<text:s/></text:span><text:span text:style-name="T263">temperature</text:span><text:span text:style-name="T264">,but ca. from 1940-1975 there is a plateau with average</text:span><text:span text:style-name="T265"><text:s/>temperature</text:span><text:span text:style-name="T266"><text:s/>8.6°C</text:span><text:span text:style-name="T267">.</text:span><text:span text:style-name="T268"><text:s/>After</text:span><text:span text:style-name="T269"><text:s/>that plateau the<text:s/></text:span><text:span text:style-name="T270">average</text:span><text:span text:style-name="T271"><text:s/>temperature is uprising<text:s/></text:span><text:span text:style-name="T272">linerally<text:s/></text:span><text:span text:style-name="T273">again and in</text:span><text:span text:style-name="T274"><text:s/>199</text:span><text:span text:style-name="T275">5<text:s/></text:span><text:span text:style-name="T276">ex</text:span><text:span text:style-name="T277">c</text:span><text:span text:style-name="T278">eeds<text:s/></text:span><text:span text:style-name="T279"><text:s/>9°C<text:s/></text:span><text:span text:style-name="T280">.<text:s/></text:span><text:span text:style-name="T281">In 2013 the</text:span><text:span text:style-name="T282"><text:s/>mean</text:span><text:span text:style-name="T283"><text:s/>global temperature <text:s/>reaches 9.6°C.</text:span></text:p>
        </text:list-item>
      </text:list>
      <text:p text:style-name="P284"/>
      <text:soft-page-break/>
      <text:list text:style-name="LFO2" text:continue-numbering="true">
        <text:list-item>
          <text:p text:style-name="P285"><text:span text:style-name="T286">Oslo dataset</text:span><text:span text:style-name="T287"><text:s/>is characterized with<text:s/></text:span><text:span text:style-name="T288">much<text:s/></text:span><text:span text:style-name="T289">bigger<text:s/></text:span><text:span text:style-name="T290">variance and<text:s/></text:span><text:span text:style-name="T291">standard deviation compare to the global dataset</text:span><text:span text:style-name="T292"><text:s/></text:span><text:span text:style-name="T293">(see Table 1)</text:span><text:span text:style-name="T294">.<text:s/></text:span><text:span text:style-name="T295">Up the year<text:s/></text:span><text:span text:style-name="T296">1895</text:span><text:span text:style-name="T297"><text:s/></text:span><text:span text:style-name="T298">the<text:s/></text:span><text:span text:style-name="T299">average</text:span><text:span text:style-name="T300"><text:s/>temperature<text:s/></text:span><text:span text:style-name="T301">oscillates</text:span><text:span text:style-name="T302"><text:s/></text:span><text:span text:style-name="T303">around average</text:span><text:span text:style-name="T304"><text:s/>2.</text:span><text:span text:style-name="T305">1</text:span><text:span text:style-name="T306">°C toward</text:span><text:span text:style-name="T307">s the<text:s/></text:span><text:span text:style-name="T308">higher temperatures, and often exceeds<text:s/></text:span><text:span text:style-name="T309">3</text:span><text:span text:style-name="T310">°</text:span><text:span text:style-name="T311">C. After<text:s/></text:span><text:span text:style-name="T312">1895 the<text:s/></text:span><text:span text:style-name="T313"><text:s/>temperature</text:span><text:span text:style-name="T314"><text:s/>average<text:s/></text:span><text:span text:style-name="T315"><text:s/>is</text:span><text:span text:style-name="T316"><text:s/>rising linearly,with local drop</text:span><text:span text:style-name="T317">s</text:span><text:span text:style-name="T318"><text:s/>around the year 1928</text:span><text:span text:style-name="T319">, 1970 and 1987</text:span><text:span text:style-name="T320">.</text:span><text:span text:style-name="T321"><text:s/></text:span></text:p>
        </text:list-item>
      </text:list>
      <text:p text:style-name="P322"><text:span text:style-name="T323">After 1993 the 10 year average exceeds 3</text:span><text:span text:style-name="T324">°C and uprising trend continues.</text:span></text:p>
      <text:p text:style-name="P325"/>
      <text:list text:style-name="LFO2" text:continue-numbering="true">
        <text:list-item>
          <text:p text:style-name="P326">Both<text:s/>lines<text:s/>of the moving<text:s/><text:span text:style-name="T327">temperature</text:span><text:span text:style-name="T328"><text:s/>average shows uprising</text:span><text:span text:style-name="T329">.</text:span><text:span text:style-name="T330"><text:s/></text:span><text:span text:style-name="T331">Correlation coeficient between two datasets <text:s/>is 0.81.<text:s/></text:span></text:p>
        </text:list-item>
      </text:list>
      <text:p text:style-name="ListParagraph"/>
      <text:list text:style-name="LFO2" text:continue-numbering="true">
        <text:list-item>
          <text:p text:style-name="P332"><text:span text:style-name="T333">Table 3 shows how is<text:s/></text:span><text:span text:style-name="T334">the<text:s/></text:span><text:span text:style-name="T335">temperature increasing in perio</text:span><text:span text:style-name="T336">d 1845-1900 and 1900-2013. Based on the Fig 1 and Table 3 we can approximate that after the year 1990</text:span><text:span text:style-name="T337">,</text:span><text:span text:style-name="T338"><text:s/>temperature</text:span><text:span text:style-name="T339"><text:s/>is</text:span><text:span text:style-name="T340"><text:s/>linearly increasing<text:s/></text:span><text:span text:style-name="T341">4</text:span><text:span text:style-name="T342"><text:s/>times faster</text:span><text:span text:style-name="T343"><text:s/>in Oslo and 2 time faster globally</text:span><text:span text:style-name="T344"><text:s/></text:span><text:span text:style-name="T345">compare to the<text:s/></text:span><text:span text:style-name="T346">period 1845-1900.</text:span><text:span text:style-name="T347">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fo:hyphenate="false"/>
    </style: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a C</meta:initial-creator>
    <dc:creator>Michaela C</dc:creator>
    <meta:creation-date>2021-03-03T05:56:00Z</meta:creation-date>
    <dc:date>2021-03-03T12:41:00Z</dc:date>
    <meta:print-date>2021-03-03T05:56:00Z</meta:print-date>
    <meta:template xlink:href="Normal.dotm" xlink:type="simple"/>
    <meta:editing-cycles>3</meta:editing-cycles>
    <meta:editing-duration>PT24300S</meta:editing-duration>
    <meta:document-statistic meta:page-count="4" meta:paragraph-count="9" meta:word-count="690" meta:character-count="4619" meta:row-count="32" meta:non-whitespace-character-count="3938"/>
  </office:meta>
</office:document-meta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97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DL0085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7" svg:stroke-width="0.01736in" svg:stroke-color="#afabab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1S3">
      <style:chart-properties chart:symbol-type="none" chart:connect-bars="false" chart:solid-type="cuboid" chart:stacked="false" chart:percentage="false"/>
      <style:graphic-properties draw:fill="none" draw:stroke="dash" draw:stroke-dash="a8" svg:stroke-width="0.01736in" svg:stroke-color="#afabab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5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false"/>
      <style:graphic-properties draw:fill="none" draw:stroke="solid" svg:stroke-width="0.00347in" svg:stroke-color="#000000" svg:stroke-opacity="97%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000000" svg:stroke-opacity="96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tru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6.1pt" svg:width="453.6pt" chart:style-name="Crt0">
        <chart:title svg:x="94.74181102362204pt" svg:y="10.90842519685039pt" chart:style-name="CT00">
          <text:p text:style-name="a0" text:class-names="" text:cond-style-name="">Line Chart of Global vs. Oslo Temperature<text:line-break/> (10 year Moving Average) </text:p>
        </chart:title>
        <chart:legend chart:legend-position="top" chart:legend-align="center" chart:style-name="Lgnd"/>
        <chart:plot-area svg:x="58.2955905511811pt" svg:y="64.80173228346457pt" svg:width="356.2768503937008pt" svg:height="193.1361417322835pt" chart:style-name="Plt0" chart:data-source-has-labels="both">
          <chart:axis chart:dimension="x" chart:name="primary-x" chart:style-name="Axs0">
            <chart:title svg:x="225.711811023622pt" svg:y="251.8904724409449pt" chart:style-name="AT00">
              <text:p text:style-name="a1" text:class-names="" text:cond-style-name="">Year</text:p>
            </chart:title>
            <chart:categories table:cell-range-address="local-table.$B$2:.$B$257"/>
          </chart:axis>
          <chart:axis chart:dimension="y" chart:name="primary-y" chart:style-name="Axs1">
            <chart:title svg:x="38.13259842519685pt" svg:y="70.55968503937008pt" chart:style-name="AT01">
              <text:p text:style-name="a2" text:class-names="" text:cond-style-name="">Average temperature<text:s text:c="1"/>[°C]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A$2:.$A$257"/>
          </chart:axis>
          <chart:series chart:label-cell-address="local-table.$C$1" chart:values-cell-range-address="local-table.$C$2:.$C$255" chart:class="chart:bar" chart:attached-axis="secondary-y" chart:style-name="G0S0">
            <chart:data-label chart:style-name="DL00"/>
            <chart:data-point chart:repeated="85"/>
            <chart:data-point chart:style-name="G0S0P85">
              <chart:data-label svg:x="192.0767716535433pt" svg:y="72.76858267716535pt" chart:style-name="DL0085">
                <text:p text:style-name="a5" text:class-names="" text:cond-style-name="">1845</text:p>
              </chart:data-label>
            </chart:data-point>
            <chart:data-point chart:repeated="168"/>
          </chart:series>
          <chart:series chart:label-cell-address="local-table.$D$1" chart:values-cell-range-address="local-table.$D$2:.$D$255" chart:class="chart:line" chart:attached-axis="primary-y" chart:style-name="G1S0">
            <chart:data-point chart:repeated="254"/>
          </chart:series>
          <chart:series chart:label-cell-address="local-table.$E$1" chart:values-cell-range-address="local-table.$E$2:.$E$257" chart:class="chart:line" chart:attached-axis="primary-y" chart:style-name="G1S1">
            <chart:data-point chart:repeated="256"/>
          </chart:series>
          <chart:series chart:label-cell-address="local-table.$F$1" chart:values-cell-range-address="local-table.$F$2:.$F$257" chart:class="chart:line" chart:attached-axis="primary-y" chart:style-name="G1S2">
            <chart:data-point chart:repeated="256"/>
          </chart:series>
          <chart:series chart:label-cell-address="local-table.$G$1" chart:values-cell-range-address="local-table.$G$2:.$G$257" chart:class="chart:line" chart:attached-axis="primary-y" chart:style-name="G1S3">
            <chart:data-point chart:repeated="256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/>
              <table:table-cell office:value-type="string">
                <text:p>Vertical</text:p>
              </table:table-cell>
              <table:table-cell office:value-type="string">
                <text:p>Oslo</text:p>
              </table:table-cell>
              <table:table-cell office:value-type="string">
                <text:p>Global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</table:table-row>
          </table:table-header-rows>
          <table:table-row>
            <table:table-cell office:value-type="float" office:value="1760"/>
            <table:table-cell office:value-type="float" office:value="1760"/>
            <table:table-cell office:value-type="float" office:value="0"/>
            <table:table-cell office:value-type="float" office:value="1.9263636363636365"/>
            <table:table-cell office:value-type="float" office:value="7.95363636363636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1"/>
            <table:table-cell office:value-type="float" office:value="1761"/>
            <table:table-cell office:value-type="float" office:value="0"/>
            <table:table-cell office:value-type="float" office:value="1.8718181818181814"/>
            <table:table-cell office:value-type="float" office:value="7.958181818181818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2"/>
            <table:table-cell office:value-type="float" office:value="1762"/>
            <table:table-cell office:value-type="float" office:value="0"/>
            <table:table-cell office:value-type="float" office:value="1.7663636363636359"/>
            <table:table-cell office:value-type="float" office:value="8.015454545454545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3"/>
            <table:table-cell office:value-type="float" office:value="1763"/>
            <table:table-cell office:value-type="float" office:value="0"/>
            <table:table-cell office:value-type="float" office:value="2.1436363636363631"/>
            <table:table-cell office:value-type="float" office:value="8.171818181818181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4"/>
            <table:table-cell office:value-type="float" office:value="1764"/>
            <table:table-cell office:value-type="float" office:value="0"/>
            <table:table-cell office:value-type="float" office:value="2.1418181818181816"/>
            <table:table-cell office:value-type="float" office:value="8.172727272727273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5"/>
            <table:table-cell office:value-type="float" office:value="1765"/>
            <table:table-cell office:value-type="float" office:value="0"/>
            <table:table-cell office:value-type="float" office:value="2.0754545454545452"/>
            <table:table-cell office:value-type="float" office:value="8.152727272727274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6"/>
            <table:table-cell office:value-type="float" office:value="1766"/>
            <table:table-cell office:value-type="float" office:value="0"/>
            <table:table-cell office:value-type="float" office:value="2.1781818181818178"/>
            <table:table-cell office:value-type="float" office:value="8.157272727272728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7"/>
            <table:table-cell office:value-type="float" office:value="1767"/>
            <table:table-cell office:value-type="float" office:value="0"/>
            <table:table-cell office:value-type="float" office:value="2.1190909090909091"/>
            <table:table-cell office:value-type="float" office:value="8.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8"/>
            <table:table-cell office:value-type="float" office:value="1768"/>
            <table:table-cell office:value-type="float" office:value="0"/>
            <table:table-cell office:value-type="float" office:value="2.0472727272727274"/>
            <table:table-cell office:value-type="float" office:value="7.896363636363636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69"/>
            <table:table-cell office:value-type="float" office:value="1769"/>
            <table:table-cell office:value-type="float" office:value="0"/>
            <table:table-cell office:value-type="float" office:value="2.1"/>
            <table:table-cell office:value-type="float" office:value="7.98272727272727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0"/>
            <table:table-cell office:value-type="float" office:value="1770"/>
            <table:table-cell office:value-type="float" office:value="0"/>
            <table:table-cell office:value-type="float" office:value="2.0236363636363639"/>
            <table:table-cell office:value-type="float" office:value="7.955454545454544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1"/>
            <table:table-cell office:value-type="float" office:value="1771"/>
            <table:table-cell office:value-type="float" office:value="0"/>
            <table:table-cell office:value-type="float" office:value="2.000909090909091"/>
            <table:table-cell office:value-type="float" office:value="8.015454545454543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2"/>
            <table:table-cell office:value-type="float" office:value="1772"/>
            <table:table-cell office:value-type="float" office:value="0"/>
            <table:table-cell office:value-type="float" office:value="1.8881818181818182"/>
            <table:table-cell office:value-type="float" office:value="7.96272727272727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3"/>
            <table:table-cell office:value-type="float" office:value="1773"/>
            <table:table-cell office:value-type="float" office:value="0"/>
            <table:table-cell office:value-type="float" office:value="1.9872727272727273"/>
            <table:table-cell office:value-type="float" office:value="7.927272727272725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4"/>
            <table:table-cell office:value-type="float" office:value="1774"/>
            <table:table-cell office:value-type="float" office:value="0"/>
            <table:table-cell office:value-type="float" office:value="1.9427272727272731"/>
            <table:table-cell office:value-type="float" office:value="8.042727272727272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5"/>
            <table:table-cell office:value-type="float" office:value="1775"/>
            <table:table-cell office:value-type="float" office:value="0"/>
            <table:table-cell office:value-type="float" office:value="2.0563636363636366"/>
            <table:table-cell office:value-type="float" office:value="8.11363636363636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6"/>
            <table:table-cell office:value-type="float" office:value="1776"/>
            <table:table-cell office:value-type="float" office:value="0"/>
            <table:table-cell office:value-type="float" office:value="2.1309090909090909"/>
            <table:table-cell office:value-type="float" office:value="8.11818181818181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7"/>
            <table:table-cell office:value-type="float" office:value="1777"/>
            <table:table-cell office:value-type="float" office:value="0"/>
            <table:table-cell office:value-type="float" office:value="2.0327272727272727"/>
            <table:table-cell office:value-type="float" office:value="8.10454545454545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8"/>
            <table:table-cell office:value-type="float" office:value="1778"/>
            <table:table-cell office:value-type="float" office:value="0"/>
            <table:table-cell office:value-type="float" office:value="2.0963636363636362"/>
            <table:table-cell office:value-type="float" office:value="8.133636363636362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79"/>
            <table:table-cell office:value-type="float" office:value="1779"/>
            <table:table-cell office:value-type="float" office:value="0"/>
            <table:table-cell office:value-type="float" office:value="2.3009090909090912"/>
            <table:table-cell office:value-type="float" office:value="8.33363636363636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0"/>
            <table:table-cell office:value-type="float" office:value="1780"/>
            <table:table-cell office:value-type="float" office:value="0"/>
            <table:table-cell office:value-type="float" office:value="2.3163636363636364"/>
            <table:table-cell office:value-type="float" office:value="8.491818181818182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1"/>
            <table:table-cell office:value-type="float" office:value="1781"/>
            <table:table-cell office:value-type="float" office:value="0"/>
            <table:table-cell office:value-type="float" office:value="2.4290909090909092"/>
            <table:table-cell office:value-type="float" office:value="8.529090909090909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2"/>
            <table:table-cell office:value-type="float" office:value="1782"/>
            <table:table-cell office:value-type="float" office:value="0"/>
            <table:table-cell office:value-type="float" office:value="2.4127272727272722"/>
            <table:table-cell office:value-type="float" office:value="8.53363636363636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3"/>
            <table:table-cell office:value-type="float" office:value="1783"/>
            <table:table-cell office:value-type="float" office:value="0"/>
            <table:table-cell office:value-type="float" office:value="2.5145454545454546"/>
            <table:table-cell office:value-type="float" office:value="8.487272727272728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4"/>
            <table:table-cell office:value-type="float" office:value="1784"/>
            <table:table-cell office:value-type="float" office:value="0"/>
            <table:table-cell office:value-type="float" office:value="2.2981818181818183"/>
            <table:table-cell office:value-type="float" office:value="8.45454545454545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5"/>
            <table:table-cell office:value-type="float" office:value="1785"/>
            <table:table-cell office:value-type="float" office:value="0"/>
            <table:table-cell office:value-type="float" office:value="2.2899999999999996"/>
            <table:table-cell office:value-type="float" office:value="8.326363636363636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6"/>
            <table:table-cell office:value-type="float" office:value="1786"/>
            <table:table-cell office:value-type="float" office:value="0"/>
            <table:table-cell office:value-type="float" office:value="2.080909090909091"/>
            <table:table-cell office:value-type="float" office:value="8.242727272727272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7"/>
            <table:table-cell office:value-type="float" office:value="1787"/>
            <table:table-cell office:value-type="float" office:value="0"/>
            <table:table-cell office:value-type="float" office:value="2.0836363636363635"/>
            <table:table-cell office:value-type="float" office:value="8.218181818181818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8"/>
            <table:table-cell office:value-type="float" office:value="1788"/>
            <table:table-cell office:value-type="float" office:value="0"/>
            <table:table-cell office:value-type="float" office:value="2.0818181818181816"/>
            <table:table-cell office:value-type="float" office:value="8.235454545454546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89"/>
            <table:table-cell office:value-type="float" office:value="1789"/>
            <table:table-cell office:value-type="float" office:value="0"/>
            <table:table-cell office:value-type="float" office:value="2.1127272727272728"/>
            <table:table-cell office:value-type="float" office:value="8.216363636363636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0"/>
            <table:table-cell office:value-type="float" office:value="1790"/>
            <table:table-cell office:value-type="float" office:value="0"/>
            <table:table-cell office:value-type="float" office:value="1.9981818181818183"/>
            <table:table-cell office:value-type="float" office:value="8.12545454545454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1"/>
            <table:table-cell office:value-type="float" office:value="1791"/>
            <table:table-cell office:value-type="float" office:value="0"/>
            <table:table-cell office:value-type="float" office:value="2.060909090909091"/>
            <table:table-cell office:value-type="float" office:value="8.016363636363637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2"/>
            <table:table-cell office:value-type="float" office:value="1792"/>
            <table:table-cell office:value-type="float" office:value="0"/>
            <table:table-cell office:value-type="float" office:value="2.0127272727272727"/>
            <table:table-cell office:value-type="float" office:value="8.015454545454547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3"/>
            <table:table-cell office:value-type="float" office:value="1793"/>
            <table:table-cell office:value-type="float" office:value="0"/>
            <table:table-cell office:value-type="float" office:value="2.1190909090909091"/>
            <table:table-cell office:value-type="float" office:value="8.045454545454546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4"/>
            <table:table-cell office:value-type="float" office:value="1794"/>
            <table:table-cell office:value-type="float" office:value="0"/>
            <table:table-cell office:value-type="float" office:value="2.1581818181818182"/>
            <table:table-cell office:value-type="float" office:value="8.1227272727272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5"/>
            <table:table-cell office:value-type="float" office:value="1795"/>
            <table:table-cell office:value-type="float" office:value="0"/>
            <table:table-cell office:value-type="float" office:value="2.2436363636363641"/>
            <table:table-cell office:value-type="float" office:value="8.167272727272727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6"/>
            <table:table-cell office:value-type="float" office:value="1796"/>
            <table:table-cell office:value-type="float" office:value="0"/>
            <table:table-cell office:value-type="float" office:value="2.3681818181818186"/>
            <table:table-cell office:value-type="float" office:value="8.2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7"/>
            <table:table-cell office:value-type="float" office:value="1797"/>
            <table:table-cell office:value-type="float" office:value="0"/>
            <table:table-cell office:value-type="float" office:value="2.5781818181818186"/>
            <table:table-cell office:value-type="float" office:value="8.272727272727273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8"/>
            <table:table-cell office:value-type="float" office:value="1798"/>
            <table:table-cell office:value-type="float" office:value="0"/>
            <table:table-cell office:value-type="float" office:value="2.6718181818181819"/>
            <table:table-cell office:value-type="float" office:value="8.330909090909090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799"/>
            <table:table-cell office:value-type="float" office:value="1799"/>
            <table:table-cell office:value-type="float" office:value="0"/>
            <table:table-cell office:value-type="float" office:value="2.5890909090909093"/>
            <table:table-cell office:value-type="float" office:value="8.33636363636363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0"/>
            <table:table-cell office:value-type="float" office:value="1800"/>
            <table:table-cell office:value-type="float" office:value="0"/>
            <table:table-cell office:value-type="float" office:value="2.5"/>
            <table:table-cell office:value-type="float" office:value="8.350000000000001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1"/>
            <table:table-cell office:value-type="float" office:value="1801"/>
            <table:table-cell office:value-type="float" office:value="0"/>
            <table:table-cell office:value-type="float" office:value="2.4663636363636368"/>
            <table:table-cell office:value-type="float" office:value="8.405454545454546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2"/>
            <table:table-cell office:value-type="float" office:value="1802"/>
            <table:table-cell office:value-type="float" office:value="0"/>
            <table:table-cell office:value-type="float" office:value="2.3872727272727272"/>
            <table:table-cell office:value-type="float" office:value="8.437272727272727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3"/>
            <table:table-cell office:value-type="float" office:value="1803"/>
            <table:table-cell office:value-type="float" office:value="0"/>
            <table:table-cell office:value-type="float" office:value="2.3063636363636366"/>
            <table:table-cell office:value-type="float" office:value="8.474545454545454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4"/>
            <table:table-cell office:value-type="float" office:value="1804"/>
            <table:table-cell office:value-type="float" office:value="0"/>
            <table:table-cell office:value-type="float" office:value="2.2390909090909092"/>
            <table:table-cell office:value-type="float" office:value="8.529999999999999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5"/>
            <table:table-cell office:value-type="float" office:value="1805"/>
            <table:table-cell office:value-type="float" office:value="0"/>
            <table:table-cell office:value-type="float" office:value="2.0372727272727271"/>
            <table:table-cell office:value-type="float" office:value="8.53272727272727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6"/>
            <table:table-cell office:value-type="float" office:value="1806"/>
            <table:table-cell office:value-type="float" office:value="0"/>
            <table:table-cell office:value-type="float" office:value="2.09"/>
            <table:table-cell office:value-type="float" office:value="8.539999999999999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7"/>
            <table:table-cell office:value-type="float" office:value="1807"/>
            <table:table-cell office:value-type="float" office:value="0"/>
            <table:table-cell office:value-type="float" office:value="2.0136363636363637"/>
            <table:table-cell office:value-type="float" office:value="8.540909090909092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8"/>
            <table:table-cell office:value-type="float" office:value="1808"/>
            <table:table-cell office:value-type="float" office:value="0"/>
            <table:table-cell office:value-type="float" office:value="1.88"/>
            <table:table-cell office:value-type="float" office:value="8.460909090909090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09"/>
            <table:table-cell office:value-type="float" office:value="1809"/>
            <table:table-cell office:value-type="float" office:value="0"/>
            <table:table-cell office:value-type="float" office:value="1.7200000000000002"/>
            <table:table-cell office:value-type="float" office:value="8.316363636363636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0"/>
            <table:table-cell office:value-type="float" office:value="1810"/>
            <table:table-cell office:value-type="float" office:value="0"/>
            <table:table-cell office:value-type="float" office:value="1.780909090909091"/>
            <table:table-cell office:value-type="float" office:value="8.171818181818180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1"/>
            <table:table-cell office:value-type="float" office:value="1811"/>
            <table:table-cell office:value-type="float" office:value="0"/>
            <table:table-cell office:value-type="float" office:value="1.8963636363636363"/>
            <table:table-cell office:value-type="float" office:value="8.02454545454545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2"/>
            <table:table-cell office:value-type="float" office:value="1812"/>
            <table:table-cell office:value-type="float" office:value="0"/>
            <table:table-cell office:value-type="float" office:value="1.7645454545454546"/>
            <table:table-cell office:value-type="float" office:value="7.884545454545454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3"/>
            <table:table-cell office:value-type="float" office:value="1813"/>
            <table:table-cell office:value-type="float" office:value="0"/>
            <table:table-cell office:value-type="float" office:value="1.8045454545454547"/>
            <table:table-cell office:value-type="float" office:value="7.808181818181816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4"/>
            <table:table-cell office:value-type="float" office:value="1814"/>
            <table:table-cell office:value-type="float" office:value="0"/>
            <table:table-cell office:value-type="float" office:value="1.7581818181818181"/>
            <table:table-cell office:value-type="float" office:value="7.725454545454545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5"/>
            <table:table-cell office:value-type="float" office:value="1815"/>
            <table:table-cell office:value-type="float" office:value="0"/>
            <table:table-cell office:value-type="float" office:value="1.8"/>
            <table:table-cell office:value-type="float" office:value="7.579999999999999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6"/>
            <table:table-cell office:value-type="float" office:value="1816"/>
            <table:table-cell office:value-type="float" office:value="0"/>
            <table:table-cell office:value-type="float" office:value="1.8272727272727274"/>
            <table:table-cell office:value-type="float" office:value="7.432727272727271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7"/>
            <table:table-cell office:value-type="float" office:value="1817"/>
            <table:table-cell office:value-type="float" office:value="0"/>
            <table:table-cell office:value-type="float" office:value="1.8236363636363635"/>
            <table:table-cell office:value-type="float" office:value="7.300909090909090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8"/>
            <table:table-cell office:value-type="float" office:value="1818"/>
            <table:table-cell office:value-type="float" office:value="0"/>
            <table:table-cell office:value-type="float" office:value="1.9018181818181816"/>
            <table:table-cell office:value-type="float" office:value="7.260000000000001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19"/>
            <table:table-cell office:value-type="float" office:value="1819"/>
            <table:table-cell office:value-type="float" office:value="0"/>
            <table:table-cell office:value-type="float" office:value="1.9700000000000002"/>
            <table:table-cell office:value-type="float" office:value="7.23636363636363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0"/>
            <table:table-cell office:value-type="float" office:value="1820"/>
            <table:table-cell office:value-type="float" office:value="0"/>
            <table:table-cell office:value-type="float" office:value="1.9736363636363636"/>
            <table:table-cell office:value-type="float" office:value="7.285454545454545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1"/>
            <table:table-cell office:value-type="float" office:value="1821"/>
            <table:table-cell office:value-type="float" office:value="0"/>
            <table:table-cell office:value-type="float" office:value="2.0390909090909086"/>
            <table:table-cell office:value-type="float" office:value="7.391818181818181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2"/>
            <table:table-cell office:value-type="float" office:value="1822"/>
            <table:table-cell office:value-type="float" office:value="0"/>
            <table:table-cell office:value-type="float" office:value="2.1072727272727274"/>
            <table:table-cell office:value-type="float" office:value="7.512727272727271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3"/>
            <table:table-cell office:value-type="float" office:value="1823"/>
            <table:table-cell office:value-type="float" office:value="0"/>
            <table:table-cell office:value-type="float" office:value="2.2136363636363638"/>
            <table:table-cell office:value-type="float" office:value="7.573636363636362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4"/>
            <table:table-cell office:value-type="float" office:value="1824"/>
            <table:table-cell office:value-type="float" office:value="0"/>
            <table:table-cell office:value-type="float" office:value="2.2581818181818183"/>
            <table:table-cell office:value-type="float" office:value="7.647272727272726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5"/>
            <table:table-cell office:value-type="float" office:value="1825"/>
            <table:table-cell office:value-type="float" office:value="0"/>
            <table:table-cell office:value-type="float" office:value="2.438181818181818"/>
            <table:table-cell office:value-type="float" office:value="7.719999999999998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6"/>
            <table:table-cell office:value-type="float" office:value="1826"/>
            <table:table-cell office:value-type="float" office:value="0"/>
            <table:table-cell office:value-type="float" office:value="2.5690909090909089"/>
            <table:table-cell office:value-type="float" office:value="7.821818181818181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7"/>
            <table:table-cell office:value-type="float" office:value="1827"/>
            <table:table-cell office:value-type="float" office:value="0"/>
            <table:table-cell office:value-type="float" office:value="2.627272727272727"/>
            <table:table-cell office:value-type="float" office:value="7.991818181818181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8"/>
            <table:table-cell office:value-type="float" office:value="1828"/>
            <table:table-cell office:value-type="float" office:value="0"/>
            <table:table-cell office:value-type="float" office:value="2.6727272727272724"/>
            <table:table-cell office:value-type="float" office:value="8.100000000000001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29"/>
            <table:table-cell office:value-type="float" office:value="1829"/>
            <table:table-cell office:value-type="float" office:value="0"/>
            <table:table-cell office:value-type="float" office:value="2.5172727272727276"/>
            <table:table-cell office:value-type="float" office:value="8.1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0"/>
            <table:table-cell office:value-type="float" office:value="1830"/>
            <table:table-cell office:value-type="float" office:value="0"/>
            <table:table-cell office:value-type="float" office:value="2.4472727272727273"/>
            <table:table-cell office:value-type="float" office:value="8.214545454545454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1"/>
            <table:table-cell office:value-type="float" office:value="1831"/>
            <table:table-cell office:value-type="float" office:value="0"/>
            <table:table-cell office:value-type="float" office:value="2.5436363636363635"/>
            <table:table-cell office:value-type="float" office:value="8.216363636363636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2"/>
            <table:table-cell office:value-type="float" office:value="1832"/>
            <table:table-cell office:value-type="float" office:value="0"/>
            <table:table-cell office:value-type="float" office:value="2.5872727272727274"/>
            <table:table-cell office:value-type="float" office:value="8.158181818181818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3"/>
            <table:table-cell office:value-type="float" office:value="1833"/>
            <table:table-cell office:value-type="float" office:value="0"/>
            <table:table-cell office:value-type="float" office:value="2.4736363636363636"/>
            <table:table-cell office:value-type="float" office:value="8.141818181818182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4"/>
            <table:table-cell office:value-type="float" office:value="1834"/>
            <table:table-cell office:value-type="float" office:value="0"/>
            <table:table-cell office:value-type="float" office:value="2.5827272727272725"/>
            <table:table-cell office:value-type="float" office:value="8.180909090909091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5"/>
            <table:table-cell office:value-type="float" office:value="1835"/>
            <table:table-cell office:value-type="float" office:value="0"/>
            <table:table-cell office:value-type="float" office:value="2.5281818181818179"/>
            <table:table-cell office:value-type="float" office:value="8.075454545454546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6"/>
            <table:table-cell office:value-type="float" office:value="1836"/>
            <table:table-cell office:value-type="float" office:value="0"/>
            <table:table-cell office:value-type="float" office:value="2.3772727272727274"/>
            <table:table-cell office:value-type="float" office:value="8.012727272727273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7"/>
            <table:table-cell office:value-type="float" office:value="1837"/>
            <table:table-cell office:value-type="float" office:value="0"/>
            <table:table-cell office:value-type="float" office:value="2.1918181818181819"/>
            <table:table-cell office:value-type="float" office:value="7.923636363636362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8"/>
            <table:table-cell office:value-type="float" office:value="1838"/>
            <table:table-cell office:value-type="float" office:value="0"/>
            <table:table-cell office:value-type="float" office:value="2.0527272727272727"/>
            <table:table-cell office:value-type="float" office:value="7.805454545454545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39"/>
            <table:table-cell office:value-type="float" office:value="1839"/>
            <table:table-cell office:value-type="float" office:value="0"/>
            <table:table-cell office:value-type="float" office:value="1.9509090909090907"/>
            <table:table-cell office:value-type="float" office:value="7.756363636363636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0"/>
            <table:table-cell office:value-type="float" office:value="1840"/>
            <table:table-cell office:value-type="float" office:value="0"/>
            <table:table-cell office:value-type="float" office:value="2.0290909090909093"/>
            <table:table-cell office:value-type="float" office:value="7.74363636363636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1"/>
            <table:table-cell office:value-type="float" office:value="1841"/>
            <table:table-cell office:value-type="float" office:value="0"/>
            <table:table-cell office:value-type="float" office:value="2.0127272727272723"/>
            <table:table-cell office:value-type="float" office:value="7.66818181818181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2"/>
            <table:table-cell office:value-type="float" office:value="1842"/>
            <table:table-cell office:value-type="float" office:value="0"/>
            <table:table-cell office:value-type="float" office:value="2.0590909090909091"/>
            <table:table-cell office:value-type="float" office:value="7.702727272727273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3"/>
            <table:table-cell office:value-type="float" office:value="1843"/>
            <table:table-cell office:value-type="float" office:value="0"/>
            <table:table-cell office:value-type="float" office:value="2.0181818181818181"/>
            <table:table-cell office:value-type="float" office:value="7.768181818181818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4"/>
            <table:table-cell office:value-type="float" office:value="1844"/>
            <table:table-cell office:value-type="float" office:value="0"/>
            <table:table-cell office:value-type="float" office:value="1.8863636363636367"/>
            <table:table-cell office:value-type="float" office:value="7.73545454545454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5"/>
            <table:table-cell office:value-type="float" office:value="1845"/>
            <table:table-cell office:value-type="float" office:value="1"/>
            <table:table-cell office:value-type="float" office:value="1.7399999999999998"/>
            <table:table-cell office:value-type="float" office:value="7.708181818181817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6"/>
            <table:table-cell office:value-type="float" office:value="1846"/>
            <table:table-cell office:value-type="float" office:value="0"/>
            <table:table-cell office:value-type="float" office:value="1.8281818181818181"/>
            <table:table-cell office:value-type="float" office:value="7.813636363636362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7"/>
            <table:table-cell office:value-type="float" office:value="1847"/>
            <table:table-cell office:value-type="float" office:value="0"/>
            <table:table-cell office:value-type="float" office:value="1.8990909090909092"/>
            <table:table-cell office:value-type="float" office:value="7.849090909090909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8"/>
            <table:table-cell office:value-type="float" office:value="1848"/>
            <table:table-cell office:value-type="float" office:value="0"/>
            <table:table-cell office:value-type="float" office:value="1.9172727272727272"/>
            <table:table-cell office:value-type="float" office:value="7.903636363636365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49"/>
            <table:table-cell office:value-type="float" office:value="1849"/>
            <table:table-cell office:value-type="float" office:value="0"/>
            <table:table-cell office:value-type="float" office:value="2.0063636363636363"/>
            <table:table-cell office:value-type="float" office:value="7.946363636363637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0"/>
            <table:table-cell office:value-type="float" office:value="1850"/>
            <table:table-cell office:value-type="float" office:value="0"/>
            <table:table-cell office:value-type="float" office:value="2.0318181818181817"/>
            <table:table-cell office:value-type="float" office:value="7.970909090909092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1"/>
            <table:table-cell office:value-type="float" office:value="1851"/>
            <table:table-cell office:value-type="float" office:value="0"/>
            <table:table-cell office:value-type="float" office:value="2.0654545454545454"/>
            <table:table-cell office:value-type="float" office:value="8.005454545454547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2"/>
            <table:table-cell office:value-type="float" office:value="1852"/>
            <table:table-cell office:value-type="float" office:value="0"/>
            <table:table-cell office:value-type="float" office:value="2.15"/>
            <table:table-cell office:value-type="float" office:value="8.042727272727272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3"/>
            <table:table-cell office:value-type="float" office:value="1853"/>
            <table:table-cell office:value-type="float" office:value="0"/>
            <table:table-cell office:value-type="float" office:value="2.0372727272727271"/>
            <table:table-cell office:value-type="float" office:value="8.044545454545454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4"/>
            <table:table-cell office:value-type="float" office:value="1854"/>
            <table:table-cell office:value-type="float" office:value="0"/>
            <table:table-cell office:value-type="float" office:value="2.0718181818181818"/>
            <table:table-cell office:value-type="float" office:value="8.048181818181818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5"/>
            <table:table-cell office:value-type="float" office:value="1855"/>
            <table:table-cell office:value-type="float" office:value="0"/>
            <table:table-cell office:value-type="float" office:value="2.0745454545454547"/>
            <table:table-cell office:value-type="float" office:value="8.0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6"/>
            <table:table-cell office:value-type="float" office:value="1856"/>
            <table:table-cell office:value-type="float" office:value="0"/>
            <table:table-cell office:value-type="float" office:value="2.0363636363636362"/>
            <table:table-cell office:value-type="float" office:value="8.103636363636363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7"/>
            <table:table-cell office:value-type="float" office:value="1857"/>
            <table:table-cell office:value-type="float" office:value="0"/>
            <table:table-cell office:value-type="float" office:value="2.0127272727272723"/>
            <table:table-cell office:value-type="float" office:value="8.031818181818183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8"/>
            <table:table-cell office:value-type="float" office:value="1858"/>
            <table:table-cell office:value-type="float" office:value="0"/>
            <table:table-cell office:value-type="float" office:value="2.080909090909091"/>
            <table:table-cell office:value-type="float" office:value="8.03272727272727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59"/>
            <table:table-cell office:value-type="float" office:value="1859"/>
            <table:table-cell office:value-type="float" office:value="0"/>
            <table:table-cell office:value-type="float" office:value="2.183636363636364"/>
            <table:table-cell office:value-type="float" office:value="8.057272727272728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0"/>
            <table:table-cell office:value-type="float" office:value="1860"/>
            <table:table-cell office:value-type="float" office:value="0"/>
            <table:table-cell office:value-type="float" office:value="2.1463636363636365"/>
            <table:table-cell office:value-type="float" office:value="8.055454545454544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1"/>
            <table:table-cell office:value-type="float" office:value="1861"/>
            <table:table-cell office:value-type="float" office:value="0"/>
            <table:table-cell office:value-type="float" office:value="2.2145454545454548"/>
            <table:table-cell office:value-type="float" office:value="8.05090909090908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2"/>
            <table:table-cell office:value-type="float" office:value="1862"/>
            <table:table-cell office:value-type="float" office:value="0"/>
            <table:table-cell office:value-type="float" office:value="2.1745454545454548"/>
            <table:table-cell office:value-type="float" office:value="7.99454545454545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3"/>
            <table:table-cell office:value-type="float" office:value="1863"/>
            <table:table-cell office:value-type="float" office:value="0"/>
            <table:table-cell office:value-type="float" office:value="2.2227272727272731"/>
            <table:table-cell office:value-type="float" office:value="7.995454545454544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4"/>
            <table:table-cell office:value-type="float" office:value="1864"/>
            <table:table-cell office:value-type="float" office:value="0"/>
            <table:table-cell office:value-type="float" office:value="2.1681818181818184"/>
            <table:table-cell office:value-type="float" office:value="7.9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5"/>
            <table:table-cell office:value-type="float" office:value="1865"/>
            <table:table-cell office:value-type="float" office:value="0"/>
            <table:table-cell office:value-type="float" office:value="2.0999999999999996"/>
            <table:table-cell office:value-type="float" office:value="7.987272727272728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6"/>
            <table:table-cell office:value-type="float" office:value="1866"/>
            <table:table-cell office:value-type="float" office:value="0"/>
            <table:table-cell office:value-type="float" office:value="2.2036363636363636"/>
            <table:table-cell office:value-type="float" office:value="8.003636363636362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7"/>
            <table:table-cell office:value-type="float" office:value="1867"/>
            <table:table-cell office:value-type="float" office:value="0"/>
            <table:table-cell office:value-type="float" office:value="2.1554545454545457"/>
            <table:table-cell office:value-type="float" office:value="8.04363636363636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8"/>
            <table:table-cell office:value-type="float" office:value="1868"/>
            <table:table-cell office:value-type="float" office:value="0"/>
            <table:table-cell office:value-type="float" office:value="2.1509090909090913"/>
            <table:table-cell office:value-type="float" office:value="8.088181818181817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69"/>
            <table:table-cell office:value-type="float" office:value="1869"/>
            <table:table-cell office:value-type="float" office:value="0"/>
            <table:table-cell office:value-type="float" office:value="2.0436363636363639"/>
            <table:table-cell office:value-type="float" office:value="8.118181818181819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0"/>
            <table:table-cell office:value-type="float" office:value="1870"/>
            <table:table-cell office:value-type="float" office:value="0"/>
            <table:table-cell office:value-type="float" office:value="1.919090909090909"/>
            <table:table-cell office:value-type="float" office:value="8.113636363636361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1"/>
            <table:table-cell office:value-type="float" office:value="1871"/>
            <table:table-cell office:value-type="float" office:value="0"/>
            <table:table-cell office:value-type="float" office:value="1.9090909090909092"/>
            <table:table-cell office:value-type="float" office:value="8.128181818181818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2"/>
            <table:table-cell office:value-type="float" office:value="1872"/>
            <table:table-cell office:value-type="float" office:value="0"/>
            <table:table-cell office:value-type="float" office:value="1.9618181818181817"/>
            <table:table-cell office:value-type="float" office:value="8.159090909090908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3"/>
            <table:table-cell office:value-type="float" office:value="1873"/>
            <table:table-cell office:value-type="float" office:value="0"/>
            <table:table-cell office:value-type="float" office:value="2.0572727272727276"/>
            <table:table-cell office:value-type="float" office:value="8.230909090909090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4"/>
            <table:table-cell office:value-type="float" office:value="1874"/>
            <table:table-cell office:value-type="float" office:value="0"/>
            <table:table-cell office:value-type="float" office:value="1.9927272727272725"/>
            <table:table-cell office:value-type="float" office:value="8.25999999999999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5"/>
            <table:table-cell office:value-type="float" office:value="1875"/>
            <table:table-cell office:value-type="float" office:value="0"/>
            <table:table-cell office:value-type="float" office:value="1.989090909090909"/>
            <table:table-cell office:value-type="float" office:value="8.249090909090908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6"/>
            <table:table-cell office:value-type="float" office:value="1876"/>
            <table:table-cell office:value-type="float" office:value="0"/>
            <table:table-cell office:value-type="float" office:value="1.9445454545454546"/>
            <table:table-cell office:value-type="float" office:value="8.239999999999998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7"/>
            <table:table-cell office:value-type="float" office:value="1877"/>
            <table:table-cell office:value-type="float" office:value="0"/>
            <table:table-cell office:value-type="float" office:value="1.8372727272727274"/>
            <table:table-cell office:value-type="float" office:value="8.262727272727271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8"/>
            <table:table-cell office:value-type="float" office:value="1878"/>
            <table:table-cell office:value-type="float" office:value="0"/>
            <table:table-cell office:value-type="float" office:value="2.0172727272727276"/>
            <table:table-cell office:value-type="float" office:value="8.29818181818181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79"/>
            <table:table-cell office:value-type="float" office:value="1879"/>
            <table:table-cell office:value-type="float" office:value="0"/>
            <table:table-cell office:value-type="float" office:value="1.8663636363636369"/>
            <table:table-cell office:value-type="float" office:value="8.290909090909089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0"/>
            <table:table-cell office:value-type="float" office:value="1880"/>
            <table:table-cell office:value-type="float" office:value="0"/>
            <table:table-cell office:value-type="float" office:value="1.9272727272727275"/>
            <table:table-cell office:value-type="float" office:value="8.262727272727273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1"/>
            <table:table-cell office:value-type="float" office:value="1881"/>
            <table:table-cell office:value-type="float" office:value="0"/>
            <table:table-cell office:value-type="float" office:value="1.8563636363636362"/>
            <table:table-cell office:value-type="float" office:value="8.269090909090907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2"/>
            <table:table-cell office:value-type="float" office:value="1882"/>
            <table:table-cell office:value-type="float" office:value="0"/>
            <table:table-cell office:value-type="float" office:value="2.0372727272727271"/>
            <table:table-cell office:value-type="float" office:value="8.26999999999999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3"/>
            <table:table-cell office:value-type="float" office:value="1883"/>
            <table:table-cell office:value-type="float" office:value="0"/>
            <table:table-cell office:value-type="float" office:value="1.989090909090909"/>
            <table:table-cell office:value-type="float" office:value="8.250909090909090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4"/>
            <table:table-cell office:value-type="float" office:value="1884"/>
            <table:table-cell office:value-type="float" office:value="0"/>
            <table:table-cell office:value-type="float" office:value="1.9863636363636361"/>
            <table:table-cell office:value-type="float" office:value="8.19818181818181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5"/>
            <table:table-cell office:value-type="float" office:value="1885"/>
            <table:table-cell office:value-type="float" office:value="0"/>
            <table:table-cell office:value-type="float" office:value="1.9145454545454543"/>
            <table:table-cell office:value-type="float" office:value="8.151818181818182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6"/>
            <table:table-cell office:value-type="float" office:value="1886"/>
            <table:table-cell office:value-type="float" office:value="0"/>
            <table:table-cell office:value-type="float" office:value="1.9636363636363634"/>
            <table:table-cell office:value-type="float" office:value="8.159999999999998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7"/>
            <table:table-cell office:value-type="float" office:value="1887"/>
            <table:table-cell office:value-type="float" office:value="0"/>
            <table:table-cell office:value-type="float" office:value="2.0381818181818185"/>
            <table:table-cell office:value-type="float" office:value="8.144545454545452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8"/>
            <table:table-cell office:value-type="float" office:value="1888"/>
            <table:table-cell office:value-type="float" office:value="0"/>
            <table:table-cell office:value-type="float" office:value="2.0172727272727276"/>
            <table:table-cell office:value-type="float" office:value="8.103636363636363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89"/>
            <table:table-cell office:value-type="float" office:value="1889"/>
            <table:table-cell office:value-type="float" office:value="0"/>
            <table:table-cell office:value-type="float" office:value="2.0254545454545454"/>
            <table:table-cell office:value-type="float" office:value="8.057272727272726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0"/>
            <table:table-cell office:value-type="float" office:value="1890"/>
            <table:table-cell office:value-type="float" office:value="0"/>
            <table:table-cell office:value-type="float" office:value="2.143636363636364"/>
            <table:table-cell office:value-type="float" office:value="8.039090909090909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1"/>
            <table:table-cell office:value-type="float" office:value="1891"/>
            <table:table-cell office:value-type="float" office:value="0"/>
            <table:table-cell office:value-type="float" office:value="2.1445454545454545"/>
            <table:table-cell office:value-type="float" office:value="8.029999999999999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2"/>
            <table:table-cell office:value-type="float" office:value="1892"/>
            <table:table-cell office:value-type="float" office:value="0"/>
            <table:table-cell office:value-type="float" office:value="2.2027272727272726"/>
            <table:table-cell office:value-type="float" office:value="8.011818181818181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3"/>
            <table:table-cell office:value-type="float" office:value="1893"/>
            <table:table-cell office:value-type="float" office:value="0"/>
            <table:table-cell office:value-type="float" office:value="2.1145454545454543"/>
            <table:table-cell office:value-type="float" office:value="8.005454545454545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4"/>
            <table:table-cell office:value-type="float" office:value="1894"/>
            <table:table-cell office:value-type="float" office:value="0"/>
            <table:table-cell office:value-type="float" office:value="2.1836363636363636"/>
            <table:table-cell office:value-type="float" office:value="8.02181818181818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5"/>
            <table:table-cell office:value-type="float" office:value="1895"/>
            <table:table-cell office:value-type="float" office:value="0"/>
            <table:table-cell office:value-type="float" office:value="2.0763636363636362"/>
            <table:table-cell office:value-type="float" office:value="8.056363636363636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6"/>
            <table:table-cell office:value-type="float" office:value="1896"/>
            <table:table-cell office:value-type="float" office:value="0"/>
            <table:table-cell office:value-type="float" office:value="2.1936363636363634"/>
            <table:table-cell office:value-type="float" office:value="8.082727272727272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7"/>
            <table:table-cell office:value-type="float" office:value="1897"/>
            <table:table-cell office:value-type="float" office:value="0"/>
            <table:table-cell office:value-type="float" office:value="2.2545454545454544"/>
            <table:table-cell office:value-type="float" office:value="8.11363636363636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8"/>
            <table:table-cell office:value-type="float" office:value="1898"/>
            <table:table-cell office:value-type="float" office:value="0"/>
            <table:table-cell office:value-type="float" office:value="2.2763636363636364"/>
            <table:table-cell office:value-type="float" office:value="8.138181818181818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899"/>
            <table:table-cell office:value-type="float" office:value="1899"/>
            <table:table-cell office:value-type="float" office:value="0"/>
            <table:table-cell office:value-type="float" office:value="2.4081818181818178"/>
            <table:table-cell office:value-type="float" office:value="8.16636363636363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0"/>
            <table:table-cell office:value-type="float" office:value="1900"/>
            <table:table-cell office:value-type="float" office:value="0"/>
            <table:table-cell office:value-type="float" office:value="2.3054545454545452"/>
            <table:table-cell office:value-type="float" office:value="8.18272727272727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1"/>
            <table:table-cell office:value-type="float" office:value="1901"/>
            <table:table-cell office:value-type="float" office:value="0"/>
            <table:table-cell office:value-type="float" office:value="2.3136363636363639"/>
            <table:table-cell office:value-type="float" office:value="8.234545454545456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2"/>
            <table:table-cell office:value-type="float" office:value="1902"/>
            <table:table-cell office:value-type="float" office:value="0"/>
            <table:table-cell office:value-type="float" office:value="2.1954545454545458"/>
            <table:table-cell office:value-type="float" office:value="8.2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3"/>
            <table:table-cell office:value-type="float" office:value="1903"/>
            <table:table-cell office:value-type="float" office:value="0"/>
            <table:table-cell office:value-type="float" office:value="2.2845454545454542"/>
            <table:table-cell office:value-type="float" office:value="8.273636363636361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4"/>
            <table:table-cell office:value-type="float" office:value="1904"/>
            <table:table-cell office:value-type="float" office:value="0"/>
            <table:table-cell office:value-type="float" office:value="2.2827272727272727"/>
            <table:table-cell office:value-type="float" office:value="8.27636363636363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5"/>
            <table:table-cell office:value-type="float" office:value="1905"/>
            <table:table-cell office:value-type="float" office:value="0"/>
            <table:table-cell office:value-type="float" office:value="2.209090909090909"/>
            <table:table-cell office:value-type="float" office:value="8.28272727272727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6"/>
            <table:table-cell office:value-type="float" office:value="1906"/>
            <table:table-cell office:value-type="float" office:value="0"/>
            <table:table-cell office:value-type="float" office:value="2.3318181818181816"/>
            <table:table-cell office:value-type="float" office:value="8.303636363636364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7"/>
            <table:table-cell office:value-type="float" office:value="1907"/>
            <table:table-cell office:value-type="float" office:value="0"/>
            <table:table-cell office:value-type="float" office:value="2.2581818181818183"/>
            <table:table-cell office:value-type="float" office:value="8.279999999999999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8"/>
            <table:table-cell office:value-type="float" office:value="1908"/>
            <table:table-cell office:value-type="float" office:value="0"/>
            <table:table-cell office:value-type="float" office:value="2.27"/>
            <table:table-cell office:value-type="float" office:value="8.270909090909091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09"/>
            <table:table-cell office:value-type="float" office:value="1909"/>
            <table:table-cell office:value-type="float" office:value="0"/>
            <table:table-cell office:value-type="float" office:value="2.1790909090909092"/>
            <table:table-cell office:value-type="float" office:value="8.270909090909089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0"/>
            <table:table-cell office:value-type="float" office:value="1910"/>
            <table:table-cell office:value-type="float" office:value="0"/>
            <table:table-cell office:value-type="float" office:value="2.2454545454545456"/>
            <table:table-cell office:value-type="float" office:value="8.254545454545455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1"/>
            <table:table-cell office:value-type="float" office:value="1911"/>
            <table:table-cell office:value-type="float" office:value="0"/>
            <table:table-cell office:value-type="float" office:value="2.3736363636363635"/>
            <table:table-cell office:value-type="float" office:value="8.225454545454546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2"/>
            <table:table-cell office:value-type="float" office:value="1912"/>
            <table:table-cell office:value-type="float" office:value="0"/>
            <table:table-cell office:value-type="float" office:value="2.3454545454545457"/>
            <table:table-cell office:value-type="float" office:value="8.191818181818181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3"/>
            <table:table-cell office:value-type="float" office:value="1913"/>
            <table:table-cell office:value-type="float" office:value="0"/>
            <table:table-cell office:value-type="float" office:value="2.5354545454545456"/>
            <table:table-cell office:value-type="float" office:value="8.19181818181818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4"/>
            <table:table-cell office:value-type="float" office:value="1914"/>
            <table:table-cell office:value-type="float" office:value="0"/>
            <table:table-cell office:value-type="float" office:value="2.6336363636363633"/>
            <table:table-cell office:value-type="float" office:value="8.225454545454546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5"/>
            <table:table-cell office:value-type="float" office:value="1915"/>
            <table:table-cell office:value-type="float" office:value="0"/>
            <table:table-cell office:value-type="float" office:value="2.5354545454545456"/>
            <table:table-cell office:value-type="float" office:value="8.270909090909091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6"/>
            <table:table-cell office:value-type="float" office:value="1916"/>
            <table:table-cell office:value-type="float" office:value="0"/>
            <table:table-cell office:value-type="float" office:value="2.537272727272728"/>
            <table:table-cell office:value-type="float" office:value="8.27090909090909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7"/>
            <table:table-cell office:value-type="float" office:value="1917"/>
            <table:table-cell office:value-type="float" office:value="0"/>
            <table:table-cell office:value-type="float" office:value="2.415454545454546"/>
            <table:table-cell office:value-type="float" office:value="8.238181818181818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8"/>
            <table:table-cell office:value-type="float" office:value="1918"/>
            <table:table-cell office:value-type="float" office:value="0"/>
            <table:table-cell office:value-type="float" office:value="2.4445454545454548"/>
            <table:table-cell office:value-type="float" office:value="8.2545454545454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19"/>
            <table:table-cell office:value-type="float" office:value="1919"/>
            <table:table-cell office:value-type="float" office:value="0"/>
            <table:table-cell office:value-type="float" office:value="2.35"/>
            <table:table-cell office:value-type="float" office:value="8.271818181818181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0"/>
            <table:table-cell office:value-type="float" office:value="1920"/>
            <table:table-cell office:value-type="float" office:value="0"/>
            <table:table-cell office:value-type="float" office:value="2.4827272727272729"/>
            <table:table-cell office:value-type="float" office:value="8.28818181818181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1"/>
            <table:table-cell office:value-type="float" office:value="1921"/>
            <table:table-cell office:value-type="float" office:value="0"/>
            <table:table-cell office:value-type="float" office:value="2.4745454545454546"/>
            <table:table-cell office:value-type="float" office:value="8.319999999999998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2"/>
            <table:table-cell office:value-type="float" office:value="1922"/>
            <table:table-cell office:value-type="float" office:value="0"/>
            <table:table-cell office:value-type="float" office:value="2.3372727272727274"/>
            <table:table-cell office:value-type="float" office:value="8.340909090909091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3"/>
            <table:table-cell office:value-type="float" office:value="1923"/>
            <table:table-cell office:value-type="float" office:value="0"/>
            <table:table-cell office:value-type="float" office:value="2.2427272727272727"/>
            <table:table-cell office:value-type="float" office:value="8.363636363636365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4"/>
            <table:table-cell office:value-type="float" office:value="1924"/>
            <table:table-cell office:value-type="float" office:value="0"/>
            <table:table-cell office:value-type="float" office:value="2.1545454545454548"/>
            <table:table-cell office:value-type="float" office:value="8.382727272727272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5"/>
            <table:table-cell office:value-type="float" office:value="1925"/>
            <table:table-cell office:value-type="float" office:value="0"/>
            <table:table-cell office:value-type="float" office:value="2.0709090909090908"/>
            <table:table-cell office:value-type="float" office:value="8.37727272727272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6"/>
            <table:table-cell office:value-type="float" office:value="1926"/>
            <table:table-cell office:value-type="float" office:value="0"/>
            <table:table-cell office:value-type="float" office:value="2.2209090909090912"/>
            <table:table-cell office:value-type="float" office:value="8.390000000000002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7"/>
            <table:table-cell office:value-type="float" office:value="1927"/>
            <table:table-cell office:value-type="float" office:value="0"/>
            <table:table-cell office:value-type="float" office:value="2.1627272727272731"/>
            <table:table-cell office:value-type="float" office:value="8.41636363636363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8"/>
            <table:table-cell office:value-type="float" office:value="1928"/>
            <table:table-cell office:value-type="float" office:value="0"/>
            <table:table-cell office:value-type="float" office:value="2.1736363636363638"/>
            <table:table-cell office:value-type="float" office:value="8.471818181818180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29"/>
            <table:table-cell office:value-type="float" office:value="1929"/>
            <table:table-cell office:value-type="float" office:value="0"/>
            <table:table-cell office:value-type="float" office:value="2.1409090909090911"/>
            <table:table-cell office:value-type="float" office:value="8.481818181818180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0"/>
            <table:table-cell office:value-type="float" office:value="1930"/>
            <table:table-cell office:value-type="float" office:value="0"/>
            <table:table-cell office:value-type="float" office:value="2.3409090909090908"/>
            <table:table-cell office:value-type="float" office:value="8.504545454545452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1"/>
            <table:table-cell office:value-type="float" office:value="1931"/>
            <table:table-cell office:value-type="float" office:value="0"/>
            <table:table-cell office:value-type="float" office:value="2.2327272727272724"/>
            <table:table-cell office:value-type="float" office:value="8.53727272727272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2"/>
            <table:table-cell office:value-type="float" office:value="1932"/>
            <table:table-cell office:value-type="float" office:value="0"/>
            <table:table-cell office:value-type="float" office:value="2.2627272727272723"/>
            <table:table-cell office:value-type="float" office:value="8.549999999999998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3"/>
            <table:table-cell office:value-type="float" office:value="1933"/>
            <table:table-cell office:value-type="float" office:value="0"/>
            <table:table-cell office:value-type="float" office:value="2.4254545454545453"/>
            <table:table-cell office:value-type="float" office:value="8.54363636363636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4"/>
            <table:table-cell office:value-type="float" office:value="1934"/>
            <table:table-cell office:value-type="float" office:value="0"/>
            <table:table-cell office:value-type="float" office:value="2.6836363636363636"/>
            <table:table-cell office:value-type="float" office:value="8.562727272727272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5"/>
            <table:table-cell office:value-type="float" office:value="1935"/>
            <table:table-cell office:value-type="float" office:value="0"/>
            <table:table-cell office:value-type="float" office:value="2.7463636363636361"/>
            <table:table-cell office:value-type="float" office:value="8.563636363636364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6"/>
            <table:table-cell office:value-type="float" office:value="1936"/>
            <table:table-cell office:value-type="float" office:value="0"/>
            <table:table-cell office:value-type="float" office:value="2.790909090909091"/>
            <table:table-cell office:value-type="float" office:value="8.565454545454544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7"/>
            <table:table-cell office:value-type="float" office:value="1937"/>
            <table:table-cell office:value-type="float" office:value="0"/>
            <table:table-cell office:value-type="float" office:value="2.8272727272727272"/>
            <table:table-cell office:value-type="float" office:value="8.562727272727272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8"/>
            <table:table-cell office:value-type="float" office:value="1938"/>
            <table:table-cell office:value-type="float" office:value="0"/>
            <table:table-cell office:value-type="float" office:value="3.0163636363636361"/>
            <table:table-cell office:value-type="float" office:value="8.593636363636363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39"/>
            <table:table-cell office:value-type="float" office:value="1939"/>
            <table:table-cell office:value-type="float" office:value="0"/>
            <table:table-cell office:value-type="float" office:value="3.1172727272727272"/>
            <table:table-cell office:value-type="float" office:value="8.605454545454547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0"/>
            <table:table-cell office:value-type="float" office:value="1940"/>
            <table:table-cell office:value-type="float" office:value="0"/>
            <table:table-cell office:value-type="float" office:value="3.0554545454545448"/>
            <table:table-cell office:value-type="float" office:value="8.652727272727274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1"/>
            <table:table-cell office:value-type="float" office:value="1941"/>
            <table:table-cell office:value-type="float" office:value="0"/>
            <table:table-cell office:value-type="float" office:value="2.8345454545454549"/>
            <table:table-cell office:value-type="float" office:value="8.66545454545454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2"/>
            <table:table-cell office:value-type="float" office:value="1942"/>
            <table:table-cell office:value-type="float" office:value="0"/>
            <table:table-cell office:value-type="float" office:value="2.7763636363636364"/>
            <table:table-cell office:value-type="float" office:value="8.66636363636363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3"/>
            <table:table-cell office:value-type="float" office:value="1943"/>
            <table:table-cell office:value-type="float" office:value="0"/>
            <table:table-cell office:value-type="float" office:value="2.7872727272727271"/>
            <table:table-cell office:value-type="float" office:value="8.6709090909090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4"/>
            <table:table-cell office:value-type="float" office:value="1944"/>
            <table:table-cell office:value-type="float" office:value="0"/>
            <table:table-cell office:value-type="float" office:value="2.7454545454545456"/>
            <table:table-cell office:value-type="float" office:value="8.717272727272726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5"/>
            <table:table-cell office:value-type="float" office:value="1945"/>
            <table:table-cell office:value-type="float" office:value="0"/>
            <table:table-cell office:value-type="float" office:value="2.6599999999999997"/>
            <table:table-cell office:value-type="float" office:value="8.712727272727271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6"/>
            <table:table-cell office:value-type="float" office:value="1946"/>
            <table:table-cell office:value-type="float" office:value="0"/>
            <table:table-cell office:value-type="float" office:value="2.6572727272727272"/>
            <table:table-cell office:value-type="float" office:value="8.727272727272726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7"/>
            <table:table-cell office:value-type="float" office:value="1947"/>
            <table:table-cell office:value-type="float" office:value="0"/>
            <table:table-cell office:value-type="float" office:value="2.5809090909090902"/>
            <table:table-cell office:value-type="float" office:value="8.749999999999998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8"/>
            <table:table-cell office:value-type="float" office:value="1948"/>
            <table:table-cell office:value-type="float" office:value="0"/>
            <table:table-cell office:value-type="float" office:value="2.5909090909090908"/>
            <table:table-cell office:value-type="float" office:value="8.7545454545454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49"/>
            <table:table-cell office:value-type="float" office:value="1949"/>
            <table:table-cell office:value-type="float" office:value="0"/>
            <table:table-cell office:value-type="float" office:value="2.5872727272727274"/>
            <table:table-cell office:value-type="float" office:value="8.729999999999998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0"/>
            <table:table-cell office:value-type="float" office:value="1950"/>
            <table:table-cell office:value-type="float" office:value="0"/>
            <table:table-cell office:value-type="float" office:value="2.5627272727272725"/>
            <table:table-cell office:value-type="float" office:value="8.694545454545455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1"/>
            <table:table-cell office:value-type="float" office:value="1951"/>
            <table:table-cell office:value-type="float" office:value="0"/>
            <table:table-cell office:value-type="float" office:value="2.669090909090909"/>
            <table:table-cell office:value-type="float" office:value="8.682727272727273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2"/>
            <table:table-cell office:value-type="float" office:value="1952"/>
            <table:table-cell office:value-type="float" office:value="0"/>
            <table:table-cell office:value-type="float" office:value="2.6981818181818187"/>
            <table:table-cell office:value-type="float" office:value="8.670909090909091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3"/>
            <table:table-cell office:value-type="float" office:value="1953"/>
            <table:table-cell office:value-type="float" office:value="0"/>
            <table:table-cell office:value-type="float" office:value="2.9354545454545455"/>
            <table:table-cell office:value-type="float" office:value="8.68363636363636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4"/>
            <table:table-cell office:value-type="float" office:value="1954"/>
            <table:table-cell office:value-type="float" office:value="0"/>
            <table:table-cell office:value-type="float" office:value="2.8354545454545454"/>
            <table:table-cell office:value-type="float" office:value="8.66545454545454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5"/>
            <table:table-cell office:value-type="float" office:value="1955"/>
            <table:table-cell office:value-type="float" office:value="0"/>
            <table:table-cell office:value-type="float" office:value="2.790909090909091"/>
            <table:table-cell office:value-type="float" office:value="8.645454545454546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6"/>
            <table:table-cell office:value-type="float" office:value="1956"/>
            <table:table-cell office:value-type="float" office:value="0"/>
            <table:table-cell office:value-type="float" office:value="2.6627272727272731"/>
            <table:table-cell office:value-type="float" office:value="8.61818181818181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7"/>
            <table:table-cell office:value-type="float" office:value="1957"/>
            <table:table-cell office:value-type="float" office:value="0"/>
            <table:table-cell office:value-type="float" office:value="2.6554545454545453"/>
            <table:table-cell office:value-type="float" office:value="8.62272727272727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8"/>
            <table:table-cell office:value-type="float" office:value="1958"/>
            <table:table-cell office:value-type="float" office:value="0"/>
            <table:table-cell office:value-type="float" office:value="2.628181818181818"/>
            <table:table-cell office:value-type="float" office:value="8.62000000000000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59"/>
            <table:table-cell office:value-type="float" office:value="1959"/>
            <table:table-cell office:value-type="float" office:value="0"/>
            <table:table-cell office:value-type="float" office:value="2.6818181818181817"/>
            <table:table-cell office:value-type="float" office:value="8.618181818181819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0"/>
            <table:table-cell office:value-type="float" office:value="1960"/>
            <table:table-cell office:value-type="float" office:value="0"/>
            <table:table-cell office:value-type="float" office:value="2.5518181818181818"/>
            <table:table-cell office:value-type="float" office:value="8.617272727272727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1"/>
            <table:table-cell office:value-type="float" office:value="1961"/>
            <table:table-cell office:value-type="float" office:value="0"/>
            <table:table-cell office:value-type="float" office:value="2.622727272727273"/>
            <table:table-cell office:value-type="float" office:value="8.656363636363636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2"/>
            <table:table-cell office:value-type="float" office:value="1962"/>
            <table:table-cell office:value-type="float" office:value="0"/>
            <table:table-cell office:value-type="float" office:value="2.5390909090909095"/>
            <table:table-cell office:value-type="float" office:value="8.667272727272727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3"/>
            <table:table-cell office:value-type="float" office:value="1963"/>
            <table:table-cell office:value-type="float" office:value="0"/>
            <table:table-cell office:value-type="float" office:value="2.5454545454545454"/>
            <table:table-cell office:value-type="float" office:value="8.687272727272727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4"/>
            <table:table-cell office:value-type="float" office:value="1964"/>
            <table:table-cell office:value-type="float" office:value="0"/>
            <table:table-cell office:value-type="float" office:value="2.4381818181818189"/>
            <table:table-cell office:value-type="float" office:value="8.645454545454544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5"/>
            <table:table-cell office:value-type="float" office:value="1965"/>
            <table:table-cell office:value-type="float" office:value="0"/>
            <table:table-cell office:value-type="float" office:value="2.3981818181818184"/>
            <table:table-cell office:value-type="float" office:value="8.642727272727272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6"/>
            <table:table-cell office:value-type="float" office:value="1966"/>
            <table:table-cell office:value-type="float" office:value="0"/>
            <table:table-cell office:value-type="float" office:value="2.3100000000000005"/>
            <table:table-cell office:value-type="float" office:value="8.639999999999998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7"/>
            <table:table-cell office:value-type="float" office:value="1967"/>
            <table:table-cell office:value-type="float" office:value="0"/>
            <table:table-cell office:value-type="float" office:value="2.39"/>
            <table:table-cell office:value-type="float" office:value="8.67818181818181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8"/>
            <table:table-cell office:value-type="float" office:value="1968"/>
            <table:table-cell office:value-type="float" office:value="0"/>
            <table:table-cell office:value-type="float" office:value="2.3136363636363635"/>
            <table:table-cell office:value-type="float" office:value="8.659090909090908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69"/>
            <table:table-cell office:value-type="float" office:value="1969"/>
            <table:table-cell office:value-type="float" office:value="0"/>
            <table:table-cell office:value-type="float" office:value="2.3318181818181816"/>
            <table:table-cell office:value-type="float" office:value="8.643636363636362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0"/>
            <table:table-cell office:value-type="float" office:value="1970"/>
            <table:table-cell office:value-type="float" office:value="0"/>
            <table:table-cell office:value-type="float" office:value="2.1445454545454545"/>
            <table:table-cell office:value-type="float" office:value="8.640909090909090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1"/>
            <table:table-cell office:value-type="float" office:value="1971"/>
            <table:table-cell office:value-type="float" office:value="0"/>
            <table:table-cell office:value-type="float" office:value="2.2127272727272729"/>
            <table:table-cell office:value-type="float" office:value="8.642727272727272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2"/>
            <table:table-cell office:value-type="float" office:value="1972"/>
            <table:table-cell office:value-type="float" office:value="0"/>
            <table:table-cell office:value-type="float" office:value="2.1772727272727268"/>
            <table:table-cell office:value-type="float" office:value="8.615454545454543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3"/>
            <table:table-cell office:value-type="float" office:value="1973"/>
            <table:table-cell office:value-type="float" office:value="0"/>
            <table:table-cell office:value-type="float" office:value="2.3181818181818183"/>
            <table:table-cell office:value-type="float" office:value="8.633636363636362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4"/>
            <table:table-cell office:value-type="float" office:value="1974"/>
            <table:table-cell office:value-type="float" office:value="0"/>
            <table:table-cell office:value-type="float" office:value="2.4881818181818183"/>
            <table:table-cell office:value-type="float" office:value="8.5981818181818159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5"/>
            <table:table-cell office:value-type="float" office:value="1975"/>
            <table:table-cell office:value-type="float" office:value="0"/>
            <table:table-cell office:value-type="float" office:value="2.6163636363636367"/>
            <table:table-cell office:value-type="float" office:value="8.628181818181817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6"/>
            <table:table-cell office:value-type="float" office:value="1976"/>
            <table:table-cell office:value-type="float" office:value="0"/>
            <table:table-cell office:value-type="float" office:value="2.6790909090909096"/>
            <table:table-cell office:value-type="float" office:value="8.611818181818179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7"/>
            <table:table-cell office:value-type="float" office:value="1977"/>
            <table:table-cell office:value-type="float" office:value="0"/>
            <table:table-cell office:value-type="float" office:value="2.7681818181818185"/>
            <table:table-cell office:value-type="float" office:value="8.6345454545454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8"/>
            <table:table-cell office:value-type="float" office:value="1978"/>
            <table:table-cell office:value-type="float" office:value="0"/>
            <table:table-cell office:value-type="float" office:value="2.7036363636363641"/>
            <table:table-cell office:value-type="float" office:value="8.633636363636361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79"/>
            <table:table-cell office:value-type="float" office:value="1979"/>
            <table:table-cell office:value-type="float" office:value="0"/>
            <table:table-cell office:value-type="float" office:value="2.6345454545454547"/>
            <table:table-cell office:value-type="float" office:value="8.652727272727272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0"/>
            <table:table-cell office:value-type="float" office:value="1980"/>
            <table:table-cell office:value-type="float" office:value="0"/>
            <table:table-cell office:value-type="float" office:value="2.606363636363636"/>
            <table:table-cell office:value-type="float" office:value="8.687272727272727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1"/>
            <table:table-cell office:value-type="float" office:value="1981"/>
            <table:table-cell office:value-type="float" office:value="0"/>
            <table:table-cell office:value-type="float" office:value="2.6318181818181818"/>
            <table:table-cell office:value-type="float" office:value="8.730000000000002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2"/>
            <table:table-cell office:value-type="float" office:value="1982"/>
            <table:table-cell office:value-type="float" office:value="0"/>
            <table:table-cell office:value-type="float" office:value="2.6072727272727274"/>
            <table:table-cell office:value-type="float" office:value="8.733636363636364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3"/>
            <table:table-cell office:value-type="float" office:value="1983"/>
            <table:table-cell office:value-type="float" office:value="0"/>
            <table:table-cell office:value-type="float" office:value="2.6609090909090907"/>
            <table:table-cell office:value-type="float" office:value="8.781818181818183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4"/>
            <table:table-cell office:value-type="float" office:value="1984"/>
            <table:table-cell office:value-type="float" office:value="0"/>
            <table:table-cell office:value-type="float" office:value="2.6581818181818182"/>
            <table:table-cell office:value-type="float" office:value="8.758181818181817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5"/>
            <table:table-cell office:value-type="float" office:value="1985"/>
            <table:table-cell office:value-type="float" office:value="0"/>
            <table:table-cell office:value-type="float" office:value="2.4172727272727275"/>
            <table:table-cell office:value-type="float" office:value="8.775454545454545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6"/>
            <table:table-cell office:value-type="float" office:value="1986"/>
            <table:table-cell office:value-type="float" office:value="0"/>
            <table:table-cell office:value-type="float" office:value="2.2390909090909092"/>
            <table:table-cell office:value-type="float" office:value="8.7836363636363632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7"/>
            <table:table-cell office:value-type="float" office:value="1987"/>
            <table:table-cell office:value-type="float" office:value="0"/>
            <table:table-cell office:value-type="float" office:value="2.1327272727272728"/>
            <table:table-cell office:value-type="float" office:value="8.841818181818181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8"/>
            <table:table-cell office:value-type="float" office:value="1988"/>
            <table:table-cell office:value-type="float" office:value="0"/>
            <table:table-cell office:value-type="float" office:value="2.2145454545454548"/>
            <table:table-cell office:value-type="float" office:value="8.873636363636363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89"/>
            <table:table-cell office:value-type="float" office:value="1989"/>
            <table:table-cell office:value-type="float" office:value="0"/>
            <table:table-cell office:value-type="float" office:value="2.4272727272727277"/>
            <table:table-cell office:value-type="float" office:value="8.894545454545454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0"/>
            <table:table-cell office:value-type="float" office:value="1990"/>
            <table:table-cell office:value-type="float" office:value="1"/>
            <table:table-cell office:value-type="float" office:value="2.7263636363636365"/>
            <table:table-cell office:value-type="float" office:value="8.9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1"/>
            <table:table-cell office:value-type="float" office:value="1991"/>
            <table:table-cell office:value-type="float" office:value="0"/>
            <table:table-cell office:value-type="float" office:value="2.8709090909090911"/>
            <table:table-cell office:value-type="float" office:value="8.958181818181817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2"/>
            <table:table-cell office:value-type="float" office:value="1992"/>
            <table:table-cell office:value-type="float" office:value="0"/>
            <table:table-cell office:value-type="float" office:value="3.0536363636363641"/>
            <table:table-cell office:value-type="float" office:value="8.928181818181819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3"/>
            <table:table-cell office:value-type="float" office:value="1993"/>
            <table:table-cell office:value-type="float" office:value="0"/>
            <table:table-cell office:value-type="float" office:value="3.0309090909090908"/>
            <table:table-cell office:value-type="float" office:value="8.94909090909091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4"/>
            <table:table-cell office:value-type="float" office:value="1994"/>
            <table:table-cell office:value-type="float" office:value="0"/>
            <table:table-cell office:value-type="float" office:value="2.9536363636363636"/>
            <table:table-cell office:value-type="float" office:value="8.950000000000001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5"/>
            <table:table-cell office:value-type="float" office:value="1995"/>
            <table:table-cell office:value-type="float" office:value="0"/>
            <table:table-cell office:value-type="float" office:value="2.9418181818181819"/>
            <table:table-cell office:value-type="float" office:value="9.010000000000001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6"/>
            <table:table-cell office:value-type="float" office:value="1996"/>
            <table:table-cell office:value-type="float" office:value="0"/>
            <table:table-cell office:value-type="float" office:value="3.0236363636363635"/>
            <table:table-cell office:value-type="float" office:value="9.044545454545453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7"/>
            <table:table-cell office:value-type="float" office:value="1997"/>
            <table:table-cell office:value-type="float" office:value="0"/>
            <table:table-cell office:value-type="float" office:value="3.189090909090909"/>
            <table:table-cell office:value-type="float" office:value="9.078181818181818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8"/>
            <table:table-cell office:value-type="float" office:value="1998"/>
            <table:table-cell office:value-type="float" office:value="0"/>
            <table:table-cell office:value-type="float" office:value="3.3472727272727272"/>
            <table:table-cell office:value-type="float" office:value="9.126363636363635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999"/>
            <table:table-cell office:value-type="float" office:value="1999"/>
            <table:table-cell office:value-type="float" office:value="0"/>
            <table:table-cell office:value-type="float" office:value="3.3863636363636362"/>
            <table:table-cell office:value-type="float" office:value="9.1345454545454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0"/>
            <table:table-cell office:value-type="float" office:value="2000"/>
            <table:table-cell office:value-type="float" office:value="0"/>
            <table:table-cell office:value-type="float" office:value="3.398181818181818"/>
            <table:table-cell office:value-type="float" office:value="9.16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1"/>
            <table:table-cell office:value-type="float" office:value="2001"/>
            <table:table-cell office:value-type="float" office:value="0"/>
            <table:table-cell office:value-type="float" office:value="3.228181818181818"/>
            <table:table-cell office:value-type="float" office:value="9.176363636363634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2"/>
            <table:table-cell office:value-type="float" office:value="2002"/>
            <table:table-cell office:value-type="float" office:value="0"/>
            <table:table-cell office:value-type="float" office:value="3.2436363636363637"/>
            <table:table-cell office:value-type="float" office:value="9.211818181818182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3"/>
            <table:table-cell office:value-type="float" office:value="2003"/>
            <table:table-cell office:value-type="float" office:value="0"/>
            <table:table-cell office:value-type="float" office:value="3.2372727272727273"/>
            <table:table-cell office:value-type="float" office:value="9.274545454545455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4"/>
            <table:table-cell office:value-type="float" office:value="2004"/>
            <table:table-cell office:value-type="float" office:value="0"/>
            <table:table-cell office:value-type="float" office:value="3.3345454545454545"/>
            <table:table-cell office:value-type="float" office:value="9.3154545454545428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5"/>
            <table:table-cell office:value-type="float" office:value="2005"/>
            <table:table-cell office:value-type="float" office:value="0"/>
            <table:table-cell office:value-type="float" office:value="3.4727272727272722"/>
            <table:table-cell office:value-type="float" office:value="9.3754545454545433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6"/>
            <table:table-cell office:value-type="float" office:value="2006"/>
            <table:table-cell office:value-type="float" office:value="0"/>
            <table:table-cell office:value-type="float" office:value="3.5954545454545452"/>
            <table:table-cell office:value-type="float" office:value="9.391818181818180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7"/>
            <table:table-cell office:value-type="float" office:value="2007"/>
            <table:table-cell office:value-type="float" office:value="0"/>
            <table:table-cell office:value-type="float" office:value="3.7845454545454542"/>
            <table:table-cell office:value-type="float" office:value="9.45454545454545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8"/>
            <table:table-cell office:value-type="float" office:value="2008"/>
            <table:table-cell office:value-type="float" office:value="0"/>
            <table:table-cell office:value-type="float" office:value="3.810909090909091"/>
            <table:table-cell office:value-type="float" office:value="9.475454545454546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09"/>
            <table:table-cell office:value-type="float" office:value="2009"/>
            <table:table-cell office:value-type="float" office:value="0"/>
            <table:table-cell office:value-type="float" office:value="3.833636363636364"/>
            <table:table-cell office:value-type="float" office:value="9.4745454545454564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10"/>
            <table:table-cell office:value-type="float" office:value="2010"/>
            <table:table-cell office:value-type="float" office:value="0"/>
            <table:table-cell office:value-type="float" office:value="3.6127272727272723"/>
            <table:table-cell office:value-type="float" office:value="9.5118181818181835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11"/>
            <table:table-cell office:value-type="float" office:value="2011"/>
            <table:table-cell office:value-type="float" office:value="0"/>
            <table:table-cell office:value-type="float" office:value="3.5781818181818181"/>
            <table:table-cell office:value-type="float" office:value="9.540909090909091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12"/>
            <table:table-cell office:value-type="float" office:value="2012"/>
            <table:table-cell office:value-type="float" office:value="0"/>
            <table:table-cell office:value-type="float" office:value="3.6154545454545453"/>
            <table:table-cell office:value-type="float" office:value="9.5500000000000007"/>
            <table:table-cell office:value-type="float" office:value="9"/>
            <table:table-cell office:value-type="float" office:value="3"/>
          </table:table-row>
          <table:table-row>
            <table:table-cell office:value-type="float" office:value="2013"/>
            <table:table-cell office:value-type="float" office:value="2013"/>
            <table:table-cell office:value-type="float" office:value="0"/>
            <table:table-cell office:value-type="float" office:value="3.6090909090909093"/>
            <table:table-cell office:value-type="float" office:value="9.5536363636363646"/>
            <table:table-cell office:value-type="float" office:value="9"/>
            <table:table-cell office:value-type="float" office:value="3"/>
          </table:table-row>
          <table:table-row>
            <table:table-cell/>
            <table:table-cell/>
            <table:table-cell/>
            <table:table-cell/>
            <table:table-cell office:value-type="float" office:value="9.5572727272727267"/>
            <table:table-cell office:value-type="float" office:value="9"/>
            <table:table-cell office:value-type="float" office:value="3"/>
          </table:table-row>
          <table:table-row>
            <table:table-cell/>
            <table:table-cell/>
            <table:table-cell/>
            <table:table-cell/>
            <table:table-cell office:value-type="float" office:value="9.6036363636363635"/>
            <table:table-cell office:value-type="float" office:value="9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" draw:display-name="DashDot" draw:style="rect" draw:dots1="1" draw:dots1-length="0.05208in" draw:dots2="1" draw:dots2-length="0.01736in" draw:distance="0.05208in"/>
    <draw:stroke-dash draw:name="a8" draw:display-name="DashDot" draw:style="rect" draw:dots1="1" draw:dots1-length="0.05208in" draw:dots2="1" draw:dots2-length="0.01736in" draw:distance="0.05208in"/>
  </office:styles>
</office:document-styles>
</file>